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694" officeooo:paragraph-rsid="000cc694"/>
    </style:style>
    <style:style style:name="P2" style:family="paragraph" style:parent-style-name="Standard">
      <style:paragraph-properties fo:text-align="center" style:justify-single-word="false"/>
      <style:text-properties officeooo:rsid="000cc694" officeooo:paragraph-rsid="000cc694"/>
    </style:style>
    <style:style style:name="P3" style:family="paragraph" style:parent-style-name="Standard">
      <style:paragraph-properties fo:text-align="justify" style:justify-single-word="false"/>
      <style:text-properties officeooo:rsid="000cc694" officeooo:paragraph-rsid="000d9e74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cc694" officeooo:paragraph-rsid="000cc69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157f" officeooo:paragraph-rsid="0013157f" style:font-weight-asian="bold" style:font-weight-complex="bold"/>
    </style:style>
    <style:style style:name="P6" style:family="paragraph" style:parent-style-name="Standard">
      <style:text-properties fo:font-weight="bold" officeooo:rsid="0013157f" officeooo:paragraph-rsid="0013157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420e4" officeooo:paragraph-rsid="0013157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a1bdf" officeooo:paragraph-rsid="001a1bd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83625" officeooo:paragraph-rsid="0018362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b5c2a" officeooo:paragraph-rsid="0018362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28764" officeooo:paragraph-rsid="0022876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3pt" fo:font-weight="bold" officeooo:rsid="000e8fee" officeooo:paragraph-rsid="000e8fee" style:font-size-asian="13pt" style:font-weight-asian="bold" style:font-size-complex="13pt" style:font-weight-complex="bold"/>
    </style:style>
    <style:style style:name="P13" style:family="paragraph" style:parent-style-name="Standard">
      <style:text-properties officeooo:rsid="00110047" officeooo:paragraph-rsid="000cc694"/>
    </style:style>
    <style:style style:name="P14" style:family="paragraph" style:parent-style-name="Standard">
      <style:text-properties officeooo:rsid="00110047" officeooo:paragraph-rsid="00110047"/>
    </style:style>
    <style:style style:name="P15" style:family="paragraph" style:parent-style-name="Standard">
      <style:text-properties officeooo:rsid="00110047" officeooo:paragraph-rsid="001420e4"/>
    </style:style>
    <style:style style:name="P16" style:family="paragraph" style:parent-style-name="Standard">
      <style:text-properties officeooo:rsid="001105a8" officeooo:paragraph-rsid="001105a8"/>
    </style:style>
    <style:style style:name="P17" style:family="paragraph" style:parent-style-name="Standard">
      <style:text-properties officeooo:rsid="0012f91a" officeooo:paragraph-rsid="0012f91a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420e4" officeooo:paragraph-rsid="001420e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420e4" officeooo:paragraph-rsid="0016586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b5c2a" officeooo:paragraph-rsid="001b5c2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f78fb" officeooo:paragraph-rsid="001f78f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09a4c" officeooo:paragraph-rsid="00209a4c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0e312" officeooo:paragraph-rsid="0020e31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0e312" officeooo:paragraph-rsid="0022876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46af2" officeooo:paragraph-rsid="00246af2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78b57" officeooo:paragraph-rsid="00278b5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93d9a" officeooo:paragraph-rsid="00293d9a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b0962" officeooo:paragraph-rsid="002b0962" style:font-weight-asian="normal" style:font-weight-complex="normal"/>
    </style:style>
    <style:style style:name="P29" style:family="paragraph" style:parent-style-name="Standard">
      <style:text-properties style:font-name="Liberation Serif" fo:font-size="12pt" fo:font-weight="normal" officeooo:paragraph-rsid="001d1a7c" style:font-weight-asian="normal" style:font-weight-complex="normal"/>
    </style:style>
    <style:style style:name="P30" style:family="paragraph" style:parent-style-name="Preformatted_20_Text">
      <style:text-properties fo:font-variant="normal" fo:text-transform="none"/>
    </style:style>
    <style:style style:name="P31" style:family="paragraph" style:parent-style-name="Preformatted_20_Text">
      <style:text-properties fo:font-variant="normal" fo:text-transform="none" fo:color="#64ae64" style:font-name="Monospaced" fo:font-style="italic"/>
    </style:style>
    <style:style style:name="P32" style:family="paragraph" style:parent-style-name="Preformatted_20_Text">
      <style:paragraph-properties fo:text-align="justify" style:justify-single-word="false"/>
      <style:text-properties fo:font-variant="normal" fo:text-transform="none" fo:color="#64ae64" style:font-name="Monospaced" fo:font-style="italic" fo:font-weight="normal" officeooo:rsid="002b0962" officeooo:paragraph-rsid="002b0962" style:font-weight-asian="normal" style:font-weight-complex="normal"/>
    </style:style>
    <style:style style:name="P33" style:family="paragraph" style:parent-style-name="Preformatted_20_Text">
      <style:text-properties fo:font-variant="normal" fo:text-transform="none" style:font-name="Monospaced" fo:font-style="normal"/>
    </style:style>
    <style:style style:name="P34" style:family="paragraph" style:parent-style-name="Preformatted_20_Text">
      <style:text-properties fo:font-variant="normal" fo:text-transform="none" fo:color="#a020f0" style:font-name="Monospaced" fo:font-style="normal"/>
    </style:style>
    <style:style style:name="P35" style:family="paragraph" style:parent-style-name="Preformatted_20_Text">
      <style:paragraph-properties fo:margin-top="0cm" fo:margin-bottom="0.499cm" style:contextual-spacing="false"/>
      <style:text-properties fo:font-variant="normal" fo:text-transform="none" style:font-name="Monospaced" fo:font-style="normal"/>
    </style:style>
    <style:style style:name="P36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b01813" style:font-name="Monospaced" fo:font-style="normal"/>
    </style:style>
    <style:style style:name="P37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a020f0" style:font-name="Monospaced" fo:font-style="normal"/>
    </style:style>
    <style:style style:name="T1" style:family="text">
      <style:text-properties officeooo:rsid="000d9e7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9e74" style:font-style-asian="italic" style:font-style-complex="italic"/>
    </style:style>
    <style:style style:name="T4" style:family="text">
      <style:text-properties officeooo:rsid="000fe6d4"/>
    </style:style>
    <style:style style:name="T5" style:family="text">
      <style:text-properties fo:color="#000000"/>
    </style:style>
    <style:style style:name="T6" style:family="text">
      <style:text-properties fo:color="#000000" style:font-name="Monospaced" fo:font-style="normal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4a55db"/>
    </style:style>
    <style:style style:name="T9" style:family="text">
      <style:text-properties fo:color="#4a55db" style:font-name="Monospaced" fo:font-style="normal"/>
    </style:style>
    <style:style style:name="T10" style:family="text">
      <style:text-properties fo:color="#bc8f8f"/>
    </style:style>
    <style:style style:name="T11" style:family="text">
      <style:text-properties fo:color="#bc8f8f" style:font-name="Monospaced" fo:font-style="normal"/>
    </style:style>
    <style:style style:name="T12" style:family="text">
      <style:text-properties fo:color="#5c5c5c"/>
    </style:style>
    <style:style style:name="T13" style:family="text">
      <style:text-properties fo:color="#5c5c5c" style:font-name="Monospaced" fo:font-style="normal"/>
    </style:style>
    <style:style style:name="T14" style:family="text">
      <style:text-properties fo:color="#64ae64" fo:font-style="italic"/>
    </style:style>
    <style:style style:name="T15" style:family="text">
      <style:text-properties fo:color="#64ae64" style:font-name="Monospaced" fo:font-style="italic"/>
    </style:style>
    <style:style style:name="T16" style:family="text">
      <style:text-properties fo:color="#ffaa00"/>
    </style:style>
    <style:style style:name="T17" style:family="text">
      <style:text-properties fo:color="#ffaa00" style:font-name="Monospaced" fo:font-style="normal"/>
    </style:style>
    <style:style style:name="T18" style:family="text">
      <style:text-properties fo:color="#a020f0"/>
    </style:style>
    <style:style style:name="T19" style:family="text">
      <style:text-properties fo:color="#a020f0" style:font-name="Monospaced" fo:font-style="normal"/>
    </style:style>
    <style:style style:name="T20" style:family="text">
      <style:text-properties style:font-name="Monospaced" fo:font-style="normal"/>
    </style:style>
    <style:style style:name="T21" style:family="text">
      <style:text-properties officeooo:rsid="00110047"/>
    </style:style>
    <style:style style:name="T22" style:family="text">
      <style:text-properties officeooo:rsid="0012f91a"/>
    </style:style>
    <style:style style:name="T23" style:family="text">
      <style:text-properties officeooo:rsid="001420e4"/>
    </style:style>
    <style:style style:name="T24" style:family="text">
      <style:text-properties officeooo:rsid="00165867"/>
    </style:style>
    <style:style style:name="T25" style:family="text">
      <style:text-properties officeooo:rsid="0018362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83625" style:font-weight-asian="bold" style:font-weight-complex="bold"/>
    </style:style>
    <style:style style:name="T28" style:family="text">
      <style:text-properties fo:font-weight="bold" officeooo:rsid="00228764" style:font-weight-asian="bold" style:font-weight-complex="bold"/>
    </style:style>
    <style:style style:name="T29" style:family="text">
      <style:text-properties officeooo:rsid="001d1a7c"/>
    </style:style>
    <style:style style:name="T30" style:family="text">
      <style:text-properties officeooo:rsid="001e78f1"/>
    </style:style>
    <style:style style:name="T31" style:family="text">
      <style:text-properties officeooo:rsid="00209a4c"/>
    </style:style>
    <style:style style:name="T32" style:family="text">
      <style:text-properties officeooo:rsid="0020e312"/>
    </style:style>
    <style:style style:name="T33" style:family="text">
      <style:text-properties officeooo:rsid="00228764"/>
    </style:style>
    <style:style style:name="T34" style:family="text">
      <style:text-properties officeooo:rsid="0025af40"/>
    </style:style>
    <style:style style:name="T35" style:family="text">
      <style:text-properties officeooo:rsid="00293d9a"/>
    </style:style>
    <style:style style:name="T36" style:family="text">
      <style:text-properties officeooo:rsid="002acac9"/>
    </style:style>
    <style:style style:name="T37" style:family="text">
      <style:text-properties fo:color="#b01813"/>
    </style:style>
    <style:style style:name="T38" style:family="text">
      <style:text-properties fo:color="#834310" fo:font-weight="bold"/>
    </style:style>
    <style:style style:name="T39" style:family="text">
      <style:text-properties fo:color="#834310" style:font-name="Monospaced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abalho de Sistemas de Comunicação 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genharia de Telecomunicações</text:p>
      <text:p text:style-name="P1">Equipe: Stéphanie Braga</text:p>
      <text:p text:style-name="P1"><text:tab/> <text:s/>Hugaleno Bezerra</text:p>
      <text:p text:style-name="P1">Disciplina: Sistemas de Comunicação II</text:p>
      <text:p text:style-name="P1">Professor: Francisco José</text:p>
      <text:p text:style-name="P1"/>
      <text:p text:style-name="P2">Fortaleza, 4 de Agosto de 2015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ntrodução</text:p>
      <text:p text:style-name="P1"><text:s/></text:p>
      <text:p text:style-name="P3">Este trabalho tem o objetivo de analisar, de forma teórica <text:span text:style-name="T1">e prática</text:span>, <text:span text:style-name="T1">alguns tópicos referentes aos princípios de transmissão de dados digitais. A análise prática é feita por meio de simulação, utilizando o software </text:span><text:span text:style-name="T3">Scilab</text:span><text:span text:style-name="T1">.</text:span></text:p>
      <text:p text:style-name="P3"><text:span text:style-name="T1">Na questão 1 são gerados os códigos de linha NRZ </text:span><text:span text:style-name="T3">On-Off</text:span><text:span text:style-name="T1"> , polar e bipolar e, em seguida, calcula-se a densidade espectral de potência (PSD) de cada uma delas. Na questão 2 é construído um circuito embaralhador de dados e outro desembaralhador e aplicado um sinal para observar o processo de recuperação caso haja um erro de transmissão e caso não haja, comparando os dois casos. Já na questão 3 é construído um equalizador ZF (</text:span><text:span text:style-name="T3">Zero forcing</text:span><text:span text:style-name="T1">) com 7 coeficientes para equalizar um canal cuja resposta ao impulso é conhecida. É mostrado o funcionamento desse sistema quando se aplica uma sequência aleatória de +1, -1. E, finalmente, na questão 4 é mostrado o Diagrama de Olho do sinal nos diferentes estágios da questão 3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Questão 1:</text:p>
      <text:p text:style-name="P4">Usando o Scilab/Matlab para gerar um sinal pseudoaleatório e os gráficos, calcule a densidade espectral de potência de:</text:p>
      <text:p text:style-name="P4">a) sinalização <text:span text:style-name="T2">On-Off</text:span> (bit 1 = pulso p(t), bit 0 = aus<text:span text:style-name="T4">ê</text:span>ncia de pulso);</text:p>
      <text:p text:style-name="P4">b) sinalização polar (bit 1 = p(t), bit 0 = - p(t));</text:p>
      <text:p text:style-name="P4">c) sinalização bipolar.</text:p>
      <text:p text:style-name="P4">Use um pulso p(t) retangular.</text:p>
      <text:p text:style-name="P13"/>
      <text:p text:style-name="P14"><text:span text:style-name="T23">Para cada item dessa questão f</text:span>oi gerad<text:span text:style-name="T22">a</text:span> uma sequência aleatória de 10000 bits entre 0 e 1 para gerar a PSD. Na plotagem do código de linha são mostrados apenas os 20 primeiros bits da sequência. <text:s/></text:p>
      <text:p text:style-name="P14"/>
      <text:p text:style-name="P15">a) Sinalização On-Off NRZ e sua respectiva PSD</text:p>
      <text:p text:style-name="P16">b) <text:span text:style-name="T21">Sinalização </text:span>polar <text:span text:style-name="T21">NRZ e sua respectiva PSD</text:span></text:p>
      <text:p text:style-name="P17">c) <text:span text:style-name="T21">Sinalização </text:span>bi<text:span text:style-name="T21">polar NRZ e sua respectiva PSD</text:span></text:p>
      <text:p text:style-name="P17"/>
      <text:p text:style-name="P6">Questão 2:</text:p>
      <text:p text:style-name="P5">Gere um circuito embaralhador de dados e um circuito desembaralhador de dados. Mostre o seu funcionamento. Verifique o que ocorre se ocorrer o erro de um único bit no sinal transmitido. Use o Scilab/Matlab para mostrar o funcionamento desse sistema.</text:p>
      <text:p text:style-name="P7"/>
      <text:p text:style-name="P18">Um circuito embaralhador consiste em um registrador de deslocamento com realimentação e o desembaralhador em um registrador de deslocamento com antecipação. Os respectivos circuitos implementados são ilustrados na Figura ?, onde S é a sequência a ser embaralhada <text:span text:style-name="T25">(NRZ On-Off de 35 bits aleatórios)</text:span>, T é a sequência embaralhada e R é a sequência recuperada pelo desembaralhador. </text:p>
      <text:p text:style-name="P18"/>
      <text:p text:style-name="P18"/>
      <text:p text:style-name="P19">Os embaralhadores de dados são usados, principalmente, para evitar acesso não autorizado dos dados, mas também pode ser útil na extração de temporização, pois aumenta a aleatoriedade dos dados, removendo longas sequência de 0s ou 1s. <text:span text:style-name="T24">Os três primeiros gráficos da Figura ?, mostram a sequência S, T e R, respectivamente. </text:span></text:p>
      <text:p text:style-name="P19"/>
      <text:p text:style-name="P19"/>
      <text:p text:style-name="P19"><text:span text:style-name="T24">Depois é gerado um erro no bit 9 da sequência, ocasionando um erro de transmissão, mostrado no 4º (quarto) gráfico da Figura ? . O último gráfico mostra o sinal R, recuperado pelo desembaralhador, após o erro de transmissão. Pode-se perceber que um único erro isolado (de 1 bit) acarreta em múltiplos erros no sinal recuperado, já que o sinal só volta a se estabilizar após o bit 13 da sequência.</text:span></text:p>
      <text:p text:style-name="P19"/>
      <text:p text:style-name="P8">Questão 3:</text:p>
      <text:p text:style-name="P9">Um canal de comunicação apresenta a seguinte resposta ao impulso: h(k) = {-0,25; 0,80; 0,20; -0,15; 0,10}. Encontre um equalizador ZF com 7 coeficientes que consiga compensar esse canal. Mostre o funcionamento desse sistema (canal + equalizador) para um sinal BPSK (sequência aleatória de +1, -1).</text:p>
      <text:p text:style-name="P9"/>
      <text:p text:style-name="P29">A função d<text:span text:style-name="T29">e um </text:span>equalizador é remover ou minimizar a <text:span text:style-name="T29">IES (Interferência entre símbolos), </text:span>trazendo <text:span text:style-name="T29">a taxa de erro de bit </text:span>à valores aceitáveis. Como, em geral, o canal de comunicação é variante no tempo, o equalizador precisa ser adaptativo, isto é, seus coeficientes devem ser ajustados automaticamente de acordo com as mudanças no canal. Entretanto, em várias aplicações, pode-se considerar o canal aproximadamente consta<text:span text:style-name="T25">nte. Nessa questão a resposta ao impulso do canal é conhecida e considerada constante.</text:span></text:p>
      <text:p text:style-name="P10"/>
      <text:p text:style-name="P20"><text:soft-page-break/>O objetivo do uso de um equalizador ZF <text:span text:style-name="T30">(Zero Forcing) </text:span>é forçar que o pulso de saída do equalizador tenha IES <text:s/>zero nos instantes de amostragem (tomadas de decisão pelo detector).</text:p>
      <text:p text:style-name="P21">A análise do Equalizador ZF é mostrada na Figura ? , onde pr(t) é o pulso recebido, C são os coeficientes do equalizador e p0(t) é o pulso de saída do equalizador.</text:p>
      <text:p text:style-name="P21"/>
      <text:p text:style-name="P21"/>
      <text:p text:style-name="P21">A Figura ? Mostra a equação na forma matricial do equalizador ZF.</text:p>
      <text:p text:style-name="P21"/>
      <text:p text:style-name="P21"/>
      <text:p text:style-name="P21"/>
      <text:p text:style-name="P21">Essa equação pode ser descrita como C = Pr -¹. P0. <text:span text:style-name="T31">A escolha da posição do “1” no vetor p0 é livre, porém influencia decisivamente no resultado final da equalização.</text:span></text:p>
      <text:p text:style-name="P21"/>
      <text:p text:style-name="P21"/>
      <text:p text:style-name="P22">Para construir o equalizador ZF para o canal cuja resposta ao impulso é: <text:span text:style-name="T27">h(k) = {-0,25; 0,80; 0,20; -0,15; 0,10}</text:span><text:span text:style-name="T25">, </text:span>calculou-se a IES <text:span text:style-name="T32">residual</text:span>, com o 1 em todas as posições do vetor p0, pela fórmula:</text:p>
      <text:p text:style-name="P22"/>
      <text:p text:style-name="P22"/>
      <text:p text:style-name="P23">Os valores da IES residual para as respectivas posições do vetor foram, respectivamente:</text:p>
      <text:p text:style-name="P24">0.0898610, 0.0117884, 0.0127343, 0.0214613, 0.0430973, 0.1640412, 0.2109375. Logo, a melhor posição para o 1 é a posição 2, apesar da IESr ser bem parecida na posição 3. <text:s/><text:span text:style-name="T33">A resposta ao impulso do canal equalizado com o 1 em cada posição é mostrado na Figura ?.</text:span></text:p>
      <text:p text:style-name="P24"/>
      <text:p text:style-name="P24"><text:span text:style-name="T33">Tomando a posição (2) que resultou na menor IESr, foram calculados os coeficientes do equalizador e, enfim, o sinal foi filtrado/equalizado. A Figura ? Mostra o sinal original, o sinal após passar pelo canal e o sinal após o equalizador.</text:span></text:p>
      <text:p text:style-name="P24"/>
      <text:p text:style-name="P11">Questão 4:</text:p>
      <text:p text:style-name="P11">Mostre o diagrama de olho dos sinais (antes do canal, após o canal, após o equalizador) do item 3.</text:p>
      <text:p text:style-name="P25">Nessa questão foram implementados os Diagramas de olho dos sinais mostrados nos gráficos da Figura ?. <text:s/><text:span text:style-name="T34">O primeiro gráfico é do sinal original, o segundo do sinal após o canal e o terceiro, após o equalizador.</text:span></text:p>
      <text:p text:style-name="P25"/>
      <text:p text:style-name="P26">A ferramenta Diagrama de olho é bastante importante e usada para visualizar sinais, pois facilita o exame visual da gravidade da IES, da precisão de extração de temporização, da imunidade a ruído e outros fatores importantes. Abaixo, são analisadas os diagramas de olho da Figura ? Em relação a algumas características da ferramenta.</text:p>
      <text:p text:style-name="P26">Ponto de máxima abertura: No primeiro gráfico, <text:span text:style-name="T35">o instante de máxima abertura do olho indica o instante ótimo de amostragem e decisão, já que é o sinal original. Já no segundo gráfico, o olho está praticamente fechado, indicando péssima qualidade do sinal, devido às interferências sofridas pelo canal. No terceiro gráfico, <text:s/>o instante de abertura do olho não é ótimo, mas está bom, com apenas uma amostra passando pelo cruzamento de nível e as outras em um bom nível de abertura.</text:span></text:p>
      <text:p text:style-name="P26"/>
      <text:p text:style-name="P27">Sensibilidade á incerteza temporal: <text:span text:style-name="T36">No primeiro gráfico, o olho tem máxima abertura horizontal, o que indica máxima tolerância ao ruído, já que a largura do olho indica o intervalo de tempo em que uma decisão correta pode ser feita. No segundo gráfico, a largura do olho é praticamente zero, indicando muita incerteza nas tomadas de decisão. Já no terceiro gráfico, a largura do olho não é ótima, como no primeiro gráfico, mas é muito boa, o que indica uma pequena probabilidade de erro na detecção dos pulsos.</text:span></text:p>
      <text:p text:style-name="P24"><text:span text:style-name="T28"/></text:p>
      <text:p text:style-name="P22"/>
      <text:p text:style-name="P28"><text:soft-page-break/><text:span text:style-name="T26">Códigos:</text:span></text:p>
      <text:p text:style-name="P28"/>
      <text:p text:style-name="P32">//Gera sinalização On_Off</text:p>
      <text:p text:style-name="P31">//Recebe: x - sinal a ser sinalizado</text:p>
      <text:p text:style-name="P31">// <text:s text:c="7"/>bitResoluiton - resolução do bit <text:s/></text:p>
      <text:p text:style-name="P31">// <text:s text:c="7"/>p - pulso a ser usado na sinalização</text:p>
      <text:p text:style-name="P31">//Retorna: y - Sinalização On_Off</text:p>
      <text:p text:style-name="P30"><text:s/></text:p>
      <text:p text:style-name="P33"><text:span text:style-name="T37">function</text:span> <text:span text:style-name="T8">[</text:span><text:span text:style-name="T38">y</text:span><text:span text:style-name="T8">]</text:span><text:span text:style-name="T12">=</text:span><text:span text:style-name="T7">On_off</text:span><text:span text:style-name="T8">(</text:span><text:span text:style-name="T38">x</text:span><text:span text:style-name="T5">, </text:span><text:span text:style-name="T38">bitResolution</text:span><text:span text:style-name="T5">, </text:span><text:span text:style-name="T38">p</text:span><text:span text:style-name="T8">)</text:span></text:p>
      <text:p text:style-name="P33"><text:span text:style-name="T5">nx</text:span><text:span text:style-name="T12">=</text:span><text:span text:style-name="T5">size</text:span><text:span text:style-name="T8">(</text:span><text:span text:style-name="T38">x</text:span><text:span text:style-name="T5">,</text:span><text:span text:style-name="T10">2</text:span><text:span text:style-name="T8">)</text:span><text:span text:style-name="T5">;</text:span></text:p>
      <text:p text:style-name="P33"><text:span text:style-name="T5">i</text:span><text:span text:style-name="T12">=</text:span><text:span text:style-name="T10">1</text:span><text:span text:style-name="T5">;</text:span></text:p>
      <text:p text:style-name="P33"><text:span text:style-name="T18">while</text:span> <text:span text:style-name="T5">i</text:span><text:span text:style-name="T12">&lt;</text:span> <text:span text:style-name="T5">nx</text:span><text:span text:style-name="T12">+</text:span><text:span text:style-name="T10">1</text:span></text:p>
      <text:p text:style-name="P30"><text:s text:c="4"/><text:span text:style-name="T6">start</text:span><text:span text:style-name="T20"> </text:span><text:span text:style-name="T13">=</text:span><text:span text:style-name="T20"> </text:span><text:span text:style-name="T11">1</text:span><text:span text:style-name="T13">+</text:span><text:span text:style-name="T9">(</text:span><text:span text:style-name="T39">bitResolution</text:span><text:span text:style-name="T13">*</text:span><text:span text:style-name="T9">(</text:span><text:span text:style-name="T6">i</text:span><text:span text:style-name="T13">-</text:span><text:span text:style-name="T11">1</text:span><text:span text:style-name="T9">))</text:span><text:span text:style-name="T6">;</text:span></text:p>
      <text:p text:style-name="P30"><text:s text:c="4"/><text:span text:style-name="T6">fim</text:span><text:span text:style-name="T20"> </text:span><text:span text:style-name="T13">=</text:span><text:span text:style-name="T20"> </text:span><text:span text:style-name="T6">i</text:span><text:span text:style-name="T13">*</text:span><text:span text:style-name="T39">bitResolution</text:span><text:span text:style-name="T6">;</text:span></text:p>
      <text:p text:style-name="P30"><text:s text:c="4"/><text:span text:style-name="T19">if</text:span><text:span text:style-name="T20"> </text:span><text:span text:style-name="T9">(</text:span><text:span text:style-name="T39">x</text:span><text:span text:style-name="T9">(</text:span><text:span text:style-name="T11">1</text:span><text:span text:style-name="T6">,i</text:span><text:span text:style-name="T9">)</text:span><text:span text:style-name="T13">==</text:span><text:span text:style-name="T11">1</text:span><text:span text:style-name="T9">)</text:span></text:p>
      <text:p text:style-name="P30"><text:s text:c="8"/><text:span text:style-name="T39">y</text:span><text:span text:style-name="T9">(</text:span><text:span text:style-name="T11">1</text:span><text:span text:style-name="T6">,start</text:span><text:span text:style-name="T17">:</text:span><text:span text:style-name="T6">fim</text:span><text:span text:style-name="T9">)</text:span><text:span text:style-name="T20"> </text:span><text:span text:style-name="T13">=</text:span><text:span text:style-name="T20"> </text:span><text:span text:style-name="T39">p</text:span><text:span text:style-name="T9">(</text:span><text:span text:style-name="T11">1</text:span><text:span text:style-name="T6">,</text:span><text:span text:style-name="T17">:</text:span><text:span text:style-name="T9">)</text:span><text:span text:style-name="T6">;</text:span></text:p>
      <text:p text:style-name="P30"><text:s text:c="4"/><text:span text:style-name="T19">else</text:span></text:p>
      <text:p text:style-name="P30"><text:s text:c="8"/><text:span text:style-name="T39">y</text:span><text:span text:style-name="T9">(</text:span><text:span text:style-name="T11">1</text:span><text:span text:style-name="T6">,start</text:span><text:span text:style-name="T17">:</text:span><text:span text:style-name="T6">fim</text:span><text:span text:style-name="T9">)</text:span><text:span text:style-name="T20"> </text:span><text:span text:style-name="T13">=</text:span><text:span text:style-name="T20"> </text:span><text:span text:style-name="T39">p</text:span><text:span text:style-name="T9">(</text:span><text:span text:style-name="T11">2</text:span><text:span text:style-name="T6">,</text:span><text:span text:style-name="T17">:</text:span><text:span text:style-name="T9">)</text:span><text:span text:style-name="T6">;</text:span></text:p>
      <text:p text:style-name="P30"><text:s text:c="4"/><text:span text:style-name="T19">end</text:span></text:p>
      <text:p text:style-name="P30"><text:s text:c="4"/><text:span text:style-name="T6">i</text:span><text:span text:style-name="T13">=</text:span><text:span text:style-name="T6">i</text:span><text:span text:style-name="T13">+</text:span><text:span text:style-name="T11">1</text:span><text:span text:style-name="T6">;</text:span></text:p>
      <text:p text:style-name="P34">end</text:p>
      <text:p text:style-name="P36">endfunction</text:p>
      <text:p text:style-name="P32">//Embaralha um sinal</text:p>
      <text:p text:style-name="P31">//Recebe: x - sinal a ser embaralhado</text:p>
      <text:p text:style-name="P31">// <text:s text:c="6"/>firtD - Numero de atrasos do primeiro estágio</text:p>
      <text:p text:style-name="P31">// <text:s text:c="6"/>secD - Numero de atrasos do primeiro estágio</text:p>
      <text:p text:style-name="P31">//Retorna: T - Sinal embaralhado</text:p>
      <text:p text:style-name="Preformatted_20_Text"/>
      <text:p text:style-name="P33"><text:span text:style-name="T37">function</text:span> <text:span text:style-name="T8">[</text:span><text:span text:style-name="T38">T</text:span><text:span text:style-name="T8">]</text:span><text:span text:style-name="T12">=</text:span><text:span text:style-name="T7">embaralhador</text:span><text:span text:style-name="T8">(</text:span><text:span text:style-name="T38">x</text:span><text:span text:style-name="T5">, </text:span><text:span text:style-name="T38">firstD</text:span><text:span text:style-name="T5">, </text:span><text:span text:style-name="T38">secD</text:span><text:span text:style-name="T8">)</text:span></text:p>
      <text:p text:style-name="P33"><text:span text:style-name="T38">T</text:span><text:span text:style-name="T12">=</text:span><text:span text:style-name="T38">x</text:span><text:span text:style-name="T8">(</text:span><text:span text:style-name="T10">1</text:span><text:span text:style-name="T5">,</text:span><text:span text:style-name="T10">1</text:span><text:span text:style-name="T16">:</text:span><text:span text:style-name="T38">firstD</text:span><text:span text:style-name="T8">)</text:span><text:span text:style-name="T5">;</text:span></text:p>
      <text:p text:style-name="P33"><text:span text:style-name="T5">nx</text:span><text:span text:style-name="T12">=</text:span><text:span text:style-name="T5">size</text:span><text:span text:style-name="T8">(</text:span><text:span text:style-name="T38">x</text:span><text:span text:style-name="T5">,</text:span><text:span text:style-name="T10">2</text:span><text:span text:style-name="T8">)</text:span><text:span text:style-name="T5">;</text:span></text:p>
      <text:p text:style-name="Preformatted_20_Text"/>
      <text:p text:style-name="P31">//Embaralhador</text:p>
      <text:p text:style-name="P33"><text:span text:style-name="T5">i</text:span><text:span text:style-name="T12">=</text:span><text:span text:style-name="T38">firstD</text:span> <text:span text:style-name="T12">+</text:span> <text:span text:style-name="T10">1</text:span><text:span text:style-name="T5">;</text:span></text:p>
      <text:p text:style-name="P33"><text:span text:style-name="T18">while</text:span> <text:span text:style-name="T5">i</text:span><text:span text:style-name="T12">&lt;</text:span> <text:span text:style-name="T5">nx</text:span><text:span text:style-name="T12">+</text:span><text:span text:style-name="T10">1</text:span></text:p>
      <text:p text:style-name="P30"><text:s text:c="4"/><text:span text:style-name="T6">df</text:span><text:span text:style-name="T13">=</text:span><text:span text:style-name="T39">T</text:span><text:span text:style-name="T9">(</text:span><text:span text:style-name="T11">1</text:span><text:span text:style-name="T6">,i</text:span><text:span text:style-name="T13">-</text:span><text:span text:style-name="T39">firstD</text:span><text:span text:style-name="T9">)</text:span><text:span text:style-name="T6">;</text:span></text:p>
      <text:p text:style-name="P30"><text:s text:c="4"/><text:span text:style-name="T19">if</text:span><text:span text:style-name="T9">(</text:span><text:span text:style-name="T6">i</text:span><text:span text:style-name="T13">&gt;</text:span><text:span text:style-name="T39">secD</text:span><text:span text:style-name="T9">)</text:span></text:p>
      <text:p text:style-name="P30"><text:s text:c="8"/><text:span text:style-name="T6">ds</text:span><text:span text:style-name="T13">=</text:span><text:span text:style-name="T39">T</text:span><text:span text:style-name="T9">(</text:span><text:span text:style-name="T11">1</text:span><text:span text:style-name="T6">,i</text:span><text:span text:style-name="T13">-</text:span><text:span text:style-name="T39">secD</text:span><text:span text:style-name="T9">)</text:span><text:span text:style-name="T6">;</text:span></text:p>
      <text:p text:style-name="P30"><text:s text:c="8"/><text:span text:style-name="T39">T</text:span><text:span text:style-name="T9">(</text:span><text:span text:style-name="T11">1</text:span><text:span text:style-name="T6">,i</text:span><text:span text:style-name="T9">)</text:span><text:span text:style-name="T13">=</text:span><text:span text:style-name="T6">bitxor</text:span><text:span text:style-name="T9">(</text:span><text:span text:style-name="T6">bitxor</text:span><text:span text:style-name="T9">(</text:span><text:span text:style-name="T6">ds,df</text:span><text:span text:style-name="T9">)</text:span><text:span text:style-name="T6">,</text:span><text:span text:style-name="T39">x</text:span><text:span text:style-name="T9">(</text:span><text:span text:style-name="T6">i</text:span><text:span text:style-name="T9">))</text:span><text:span text:style-name="T6">;</text:span><text:span text:style-name="T20"> <text:s text:c="6"/></text:span></text:p>
      <text:p text:style-name="P30"><text:s text:c="4"/><text:span text:style-name="T19">else</text:span></text:p>
      <text:p text:style-name="P30"><text:s text:c="8"/><text:span text:style-name="T39">T</text:span><text:span text:style-name="T9">(</text:span><text:span text:style-name="T11">1</text:span><text:span text:style-name="T6">,i</text:span><text:span text:style-name="T9">)</text:span><text:span text:style-name="T13">=</text:span><text:span text:style-name="T6">bitxor</text:span><text:span text:style-name="T9">(</text:span><text:span text:style-name="T39">x</text:span><text:span text:style-name="T9">(</text:span><text:span text:style-name="T6">i</text:span><text:span text:style-name="T9">)</text:span><text:span text:style-name="T6">,df</text:span><text:span text:style-name="T9">)</text:span><text:span text:style-name="T6">;</text:span></text:p>
      <text:p text:style-name="P30"><text:s text:c="4"/><text:span text:style-name="T19">end</text:span></text:p>
      <text:p text:style-name="P30"><text:s text:c="4"/><text:span text:style-name="T6">i</text:span><text:span text:style-name="T13">=</text:span><text:span text:style-name="T6">i</text:span><text:span text:style-name="T13">+</text:span><text:span text:style-name="T11">1</text:span><text:span text:style-name="T6">;</text:span></text:p>
      <text:p text:style-name="P34">end</text:p>
      <text:p text:style-name="P31">//fim do embaralhador</text:p>
      <text:p text:style-name="P36">endfunction</text:p>
      <text:p text:style-name="P32">//Desembaralha um sinal</text:p>
      <text:p text:style-name="P31">//Recebe: T - sinal a ser desembaralhado</text:p>
      <text:p text:style-name="P31">// <text:s text:c="6"/>firtD - Numero de atrasos do primeiro estágio</text:p>
      <text:p text:style-name="P31">// <text:s text:c="6"/>sescD - Numero de atrasos do primeiro estágio</text:p>
      <text:p text:style-name="P31">//Retorna: S - Sinal desembaralhado</text:p>
      <text:p text:style-name="Preformatted_20_Text"/>
      <text:p text:style-name="P33"><text:span text:style-name="T37">function</text:span> <text:span text:style-name="T8">[</text:span><text:span text:style-name="T38">S</text:span><text:span text:style-name="T8">]</text:span><text:span text:style-name="T12">=</text:span><text:span text:style-name="T7">desembaralhador</text:span><text:span text:style-name="T8">(</text:span><text:span text:style-name="T38">T</text:span><text:span text:style-name="T5">, </text:span><text:span text:style-name="T38">firstD</text:span><text:span text:style-name="T5">, </text:span><text:span text:style-name="T38">secD</text:span><text:span text:style-name="T8">)</text:span></text:p>
      <text:p text:style-name="P33"><text:span text:style-name="T38">S</text:span><text:span text:style-name="T12">=</text:span><text:span text:style-name="T38">T</text:span><text:span text:style-name="T8">(</text:span><text:span text:style-name="T10">1</text:span><text:span text:style-name="T5">,</text:span><text:span text:style-name="T10">1</text:span><text:span text:style-name="T16">:</text:span><text:span text:style-name="T38">firstD</text:span><text:span text:style-name="T8">)</text:span><text:span text:style-name="T5">;</text:span></text:p>
      <text:p text:style-name="P33"><text:span text:style-name="T5">nT</text:span><text:span text:style-name="T12">=</text:span><text:span text:style-name="T5">size</text:span><text:span text:style-name="T8">(</text:span><text:span text:style-name="T38">T</text:span><text:span text:style-name="T5">,</text:span><text:span text:style-name="T10">2</text:span><text:span text:style-name="T8">)</text:span><text:span text:style-name="T5">;</text:span></text:p>
      <text:p text:style-name="Preformatted_20_Text"/>
      <text:p text:style-name="P31">//Embaralhador</text:p>
      <text:p text:style-name="P33"><text:span text:style-name="T5">i</text:span><text:span text:style-name="T12">=</text:span><text:span text:style-name="T38">firstD</text:span> <text:span text:style-name="T12">+</text:span> <text:span text:style-name="T10">1</text:span><text:span text:style-name="T5">;</text:span></text:p>
      <text:p text:style-name="P33"><text:soft-page-break/><text:span text:style-name="T18">while</text:span> <text:span text:style-name="T5">i</text:span><text:span text:style-name="T12">&lt;</text:span> <text:span text:style-name="T5">nT</text:span><text:span text:style-name="T12">+</text:span><text:span text:style-name="T10">1</text:span></text:p>
      <text:p text:style-name="P30"><text:s text:c="4"/><text:span text:style-name="T6">df</text:span><text:span text:style-name="T13">=</text:span><text:span text:style-name="T39">T</text:span><text:span text:style-name="T9">(</text:span><text:span text:style-name="T11">1</text:span><text:span text:style-name="T6">,i</text:span><text:span text:style-name="T13">-</text:span><text:span text:style-name="T39">firstD</text:span><text:span text:style-name="T9">)</text:span><text:span text:style-name="T6">;</text:span></text:p>
      <text:p text:style-name="P30"><text:s text:c="4"/><text:span text:style-name="T19">if</text:span><text:span text:style-name="T9">(</text:span><text:span text:style-name="T6">i</text:span><text:span text:style-name="T13">&gt;</text:span><text:span text:style-name="T39">secD</text:span><text:span text:style-name="T9">)</text:span></text:p>
      <text:p text:style-name="P30"><text:s text:c="8"/><text:span text:style-name="T6">ds</text:span><text:span text:style-name="T13">=</text:span><text:span text:style-name="T39">T</text:span><text:span text:style-name="T9">(</text:span><text:span text:style-name="T11">1</text:span><text:span text:style-name="T6">,i</text:span><text:span text:style-name="T13">-</text:span><text:span text:style-name="T39">secD</text:span><text:span text:style-name="T9">)</text:span><text:span text:style-name="T6">;</text:span></text:p>
      <text:p text:style-name="P30"><text:s text:c="8"/><text:span text:style-name="T39">S</text:span><text:span text:style-name="T9">(</text:span><text:span text:style-name="T11">1</text:span><text:span text:style-name="T6">,i</text:span><text:span text:style-name="T9">)</text:span><text:span text:style-name="T13">=</text:span><text:span text:style-name="T6">bitxor</text:span><text:span text:style-name="T9">(</text:span><text:span text:style-name="T6">bitxor</text:span><text:span text:style-name="T9">(</text:span><text:span text:style-name="T6">ds,df</text:span><text:span text:style-name="T9">)</text:span><text:span text:style-name="T6">,</text:span><text:span text:style-name="T39">T</text:span><text:span text:style-name="T9">(</text:span><text:span text:style-name="T6">i</text:span><text:span text:style-name="T9">))</text:span><text:span text:style-name="T6">;</text:span><text:span text:style-name="T20"> <text:s text:c="6"/></text:span></text:p>
      <text:p text:style-name="P30"><text:s text:c="4"/><text:span text:style-name="T19">else</text:span></text:p>
      <text:p text:style-name="P30"><text:s text:c="8"/><text:span text:style-name="T39">S</text:span><text:span text:style-name="T9">(</text:span><text:span text:style-name="T11">1</text:span><text:span text:style-name="T6">,i</text:span><text:span text:style-name="T9">)</text:span><text:span text:style-name="T13">=</text:span><text:span text:style-name="T6">bitxor</text:span><text:span text:style-name="T9">(</text:span><text:span text:style-name="T39">T</text:span><text:span text:style-name="T9">(</text:span><text:span text:style-name="T6">i</text:span><text:span text:style-name="T9">)</text:span><text:span text:style-name="T6">,df</text:span><text:span text:style-name="T9">)</text:span><text:span text:style-name="T6">;</text:span></text:p>
      <text:p text:style-name="P30"><text:s text:c="4"/><text:span text:style-name="T19">end</text:span></text:p>
      <text:p text:style-name="P30"><text:s text:c="4"/><text:span text:style-name="T6">i</text:span><text:span text:style-name="T13">=</text:span><text:span text:style-name="T6">i</text:span><text:span text:style-name="T13">+</text:span><text:span text:style-name="T11">1</text:span><text:span text:style-name="T6">;</text:span></text:p>
      <text:p text:style-name="P34">end</text:p>
      <text:p text:style-name="P31">//fim do embaralhador</text:p>
      <text:p text:style-name="P36">endfunction</text:p>
      <text:p text:style-name="P32">//Trabalho de Simulação</text:p>
      <text:p text:style-name="P31">//Disciplina: Sistemas de Comunicação II</text:p>
      <text:p text:style-name="P31">//Dupla: Stéphanie Braga e Hugaleno</text:p>
      <text:p text:style-name="P31">//Questão 2 - Embaralhador e Desembaralhador de dados</text:p>
      <text:p text:style-name="Preformatted_20_Text"/>
      <text:p text:style-name="P33"><text:span text:style-name="T5">clc;</text:span></text:p>
      <text:p text:style-name="P33"><text:span text:style-name="T5">close;</text:span></text:p>
      <text:p text:style-name="P33"><text:span text:style-name="T5">clear;</text:span></text:p>
      <text:p text:style-name="P33"><text:span text:style-name="T5">exec</text:span><text:span text:style-name="T8">(</text:span><text:span text:style-name="T10">'OnOff.sci'</text:span><text:span text:style-name="T8">)</text:span><text:span text:style-name="T5">;</text:span></text:p>
      <text:p text:style-name="P33"><text:span text:style-name="T5">exec</text:span><text:span text:style-name="T8">(</text:span><text:span text:style-name="T10">'embaralhador.sci'</text:span><text:span text:style-name="T8">)</text:span><text:span text:style-name="T5">;</text:span></text:p>
      <text:p text:style-name="P33"><text:span text:style-name="T5">exec</text:span><text:span text:style-name="T8">(</text:span><text:span text:style-name="T10">'desembaralhador.sci'</text:span><text:span text:style-name="T8">)</text:span><text:span text:style-name="T5">;</text:span></text:p>
      <text:p text:style-name="Preformatted_20_Text"/>
      <text:p text:style-name="P31">//gera sinal</text:p>
      <text:p text:style-name="P33"><text:span text:style-name="T5">N</text:span><text:span text:style-name="T12">=</text:span><text:span text:style-name="T10">35</text:span><text:span text:style-name="T5">;</text:span></text:p>
      <text:p text:style-name="P33"><text:span text:style-name="T5">b</text:span><text:span text:style-name="T12">=</text:span><text:span text:style-name="T5">rand</text:span><text:span text:style-name="T8">(</text:span><text:span text:style-name="T10">1</text:span><text:span text:style-name="T5">,N</text:span><text:span text:style-name="T8">)</text:span><text:span text:style-name="T5">;</text:span> <text:span text:style-name="T14">//Gera matriz com valores aleatórios entre 0 e 1.</text:span></text:p>
      <text:p text:style-name="P33"><text:span text:style-name="T5">x</text:span><text:span text:style-name="T12">=</text:span><text:span text:style-name="T5">round</text:span><text:span text:style-name="T8">(</text:span><text:span text:style-name="T5">b</text:span><text:span text:style-name="T8">)</text:span><text:span text:style-name="T5">;</text:span> <text:s/><text:span text:style-name="T14">//arredonda os valores para 0 ou 1.</text:span></text:p>
      <text:p text:style-name="Preformatted_20_Text"/>
      <text:p text:style-name="P33"><text:span text:style-name="T5">nx</text:span><text:span text:style-name="T12">=</text:span><text:span text:style-name="T5">size</text:span><text:span text:style-name="T8">(</text:span><text:span text:style-name="T5">x,</text:span><text:span text:style-name="T10">2</text:span><text:span text:style-name="T8">)</text:span><text:span text:style-name="T5">;</text:span> <text:s text:c="4"/><text:span text:style-name="T14">//retorna o número de colunas de x</text:span></text:p>
      <text:p text:style-name="Preformatted_20_Text"/>
      <text:p text:style-name="P33"><text:span text:style-name="T5">bitResolution</text:span><text:span text:style-name="T12">=</text:span><text:span text:style-name="T10">10</text:span><text:span text:style-name="T5">;</text:span> <text:span text:style-name="T14">//numero de amostras por cada simbolo da sequencia</text:span></text:p>
      <text:p text:style-name="P33"><text:span text:style-name="T5">bitTime</text:span><text:span text:style-name="T12">=</text:span><text:span text:style-name="T10">1</text:span><text:span text:style-name="T5">;</text:span> <text:s/><text:span text:style-name="T14">//Tempo de bit</text:span></text:p>
      <text:p text:style-name="Preformatted_20_Text"/>
      <text:p text:style-name="P31">//matriz de 3 linhas que indica o pulso a ser usado em cada simbolo. </text:p>
      <text:p text:style-name="P33"><text:span text:style-name="T5">p</text:span><text:span text:style-name="T12">=</text:span><text:span text:style-name="T8">[</text:span><text:span text:style-name="T5">ones</text:span><text:span text:style-name="T8">(</text:span><text:span text:style-name="T10">1</text:span><text:span text:style-name="T5">,bitResolution</text:span><text:span text:style-name="T8">)</text:span><text:span text:style-name="T5">;zeros</text:span><text:span text:style-name="T8">(</text:span><text:span text:style-name="T10">1</text:span><text:span text:style-name="T5">,bitResolution</text:span><text:span text:style-name="T8">)]</text:span><text:span text:style-name="T5">;</text:span></text:p>
      <text:p text:style-name="Preformatted_20_Text"/>
      <text:p text:style-name="P31">//pre-atribuição para y. Matriz de 1 linha e nx*bitResolution colunas.</text:p>
      <text:p text:style-name="P33"><text:span text:style-name="T5">y</text:span><text:span text:style-name="T12">=</text:span><text:span text:style-name="T5">zeros</text:span><text:span text:style-name="T8">(</text:span><text:span text:style-name="T10">1</text:span><text:span text:style-name="T5">,nx</text:span><text:span text:style-name="T12">*</text:span><text:span text:style-name="T5">bitResolution</text:span><text:span text:style-name="T8">)</text:span><text:span text:style-name="T5">;</text:span></text:p>
      <text:p text:style-name="Preformatted_20_Text"/>
      <text:p text:style-name="P31">//eixo de tempo para plotagem</text:p>
      <text:p text:style-name="P33"><text:span text:style-name="T5">timeAxis</text:span><text:span text:style-name="T12">=</text:span><text:span text:style-name="T8">[</text:span><text:span text:style-name="T10">0</text:span><text:span text:style-name="T16">:</text:span><text:span text:style-name="T5">size</text:span><text:span text:style-name="T8">(</text:span><text:span text:style-name="T5">y,</text:span><text:span text:style-name="T10">2</text:span><text:span text:style-name="T8">)</text:span><text:span text:style-name="T12">-</text:span><text:span text:style-name="T10">1</text:span><text:span text:style-name="T8">]</text:span><text:span text:style-name="T12">*</text:span><text:span text:style-name="T8">(</text:span><text:span text:style-name="T5">bitTime</text:span><text:span text:style-name="T12">/</text:span><text:span text:style-name="T5">bitResolution</text:span><text:span text:style-name="T8">)</text:span><text:span text:style-name="T5">;</text:span></text:p>
      <text:p text:style-name="Preformatted_20_Text"/>
      <text:p text:style-name="P31">//Gera a Sinalização On_Off apartir de x</text:p>
      <text:p text:style-name="P33"><text:span text:style-name="T5">y</text:span><text:span text:style-name="T12">=</text:span><text:span text:style-name="T5">On_off</text:span><text:span text:style-name="T8">(</text:span><text:span text:style-name="T5">x,bitResolution,p</text:span><text:span text:style-name="T8">)</text:span><text:span text:style-name="T5">;</text:span></text:p>
      <text:p text:style-name="Preformatted_20_Text"/>
      <text:p text:style-name="P31">//Embaralhador</text:p>
      <text:p text:style-name="P33"><text:span text:style-name="T5">firstD</text:span><text:span text:style-name="T12">=</text:span><text:span text:style-name="T10">3</text:span><text:span text:style-name="T5">;</text:span> <text:span text:style-name="T14">//Deslocamento Parcial</text:span></text:p>
      <text:p text:style-name="P33"><text:span text:style-name="T5">secD</text:span><text:span text:style-name="T12">=</text:span><text:span text:style-name="T10">5</text:span><text:span text:style-name="T5">;</text:span> <text:s text:c="2"/><text:span text:style-name="T14">//Deslocamento final</text:span></text:p>
      <text:p text:style-name="P33"><text:span text:style-name="T5">T</text:span><text:span text:style-name="T12">=</text:span><text:span text:style-name="T5">embaralhador</text:span><text:span text:style-name="T8">(</text:span><text:span text:style-name="T5">x,firstD,secD</text:span><text:span text:style-name="T8">)</text:span><text:span text:style-name="T5">;</text:span> </text:p>
      <text:p text:style-name="Preformatted_20_Text"/>
      <text:p text:style-name="P31">//gera o sinal embaralhado apartir de T</text:p>
      <text:p text:style-name="P33"><text:span text:style-name="T5">y2</text:span><text:span text:style-name="T12">=</text:span><text:span text:style-name="T5">On_off</text:span><text:span text:style-name="T8">(</text:span><text:span text:style-name="T5">T,bitResolution,p</text:span><text:span text:style-name="T8">)</text:span><text:span text:style-name="T5">;</text:span></text:p>
      <text:p text:style-name="Preformatted_20_Text"/>
      <text:p text:style-name="P31">//gera erro de transmissão</text:p>
      <text:p text:style-name="P33"><text:span text:style-name="T5">TErro</text:span><text:span text:style-name="T12">=</text:span><text:span text:style-name="T5">T;</text:span></text:p>
      <text:p text:style-name="P33"><text:span text:style-name="T5">yerro</text:span><text:span text:style-name="T12">=</text:span><text:span text:style-name="T5">y2;</text:span></text:p>
      <text:p text:style-name="P33"><text:span text:style-name="T5">bitErro</text:span><text:span text:style-name="T12">=</text:span><text:span text:style-name="T8">(</text:span><text:span text:style-name="T5">ceil</text:span><text:span text:style-name="T8">(</text:span><text:span text:style-name="T5">rand</text:span><text:span text:style-name="T8">(</text:span><text:span text:style-name="T10">1</text:span><text:span text:style-name="T5">,</text:span><text:span text:style-name="T10">1</text:span><text:span text:style-name="T8">)</text:span><text:span text:style-name="T12">*</text:span><text:span text:style-name="T10">10</text:span><text:span text:style-name="T8">))</text:span><text:span text:style-name="T5">;</text:span> <text:span text:style-name="T14">//pega um valor randômico para o bit de erro</text:span></text:p>
      <text:p text:style-name="P31">//Inverte o bit</text:p>
      <text:p text:style-name="P33"><text:span text:style-name="T18">if</text:span><text:span text:style-name="T8">(</text:span><text:span text:style-name="T5">T</text:span><text:span text:style-name="T8">(</text:span><text:span text:style-name="T10">1</text:span><text:span text:style-name="T5">,bitErro</text:span><text:span text:style-name="T8">)</text:span><text:span text:style-name="T12">==</text:span><text:span text:style-name="T10">1</text:span><text:span text:style-name="T8">)</text:span></text:p>
      <text:p text:style-name="P30"><text:s text:c="4"/><text:span text:style-name="T6">TErro</text:span><text:span text:style-name="T9">(</text:span><text:span text:style-name="T6">bitErro</text:span><text:span text:style-name="T9">)</text:span><text:span text:style-name="T13">=</text:span><text:span text:style-name="T11">0</text:span><text:span text:style-name="T6">;</text:span></text:p>
      <text:p text:style-name="P30"><text:soft-page-break/><text:s text:c="4"/><text:span text:style-name="T6">SbitErro</text:span><text:span text:style-name="T13">=</text:span><text:span text:style-name="T6">zeros</text:span><text:span text:style-name="T9">(</text:span><text:span text:style-name="T11">1</text:span><text:span text:style-name="T6">,bitResolution</text:span><text:span text:style-name="T9">)</text:span><text:span text:style-name="T6">;</text:span></text:p>
      <text:p text:style-name="P34">else</text:p>
      <text:p text:style-name="P30"><text:s text:c="4"/><text:span text:style-name="T6">SbitErro</text:span><text:span text:style-name="T13">=</text:span><text:span text:style-name="T6">ones</text:span><text:span text:style-name="T9">(</text:span><text:span text:style-name="T11">1</text:span><text:span text:style-name="T6">,bitResolution</text:span><text:span text:style-name="T9">)</text:span><text:span text:style-name="T6">;</text:span></text:p>
      <text:p text:style-name="P30"><text:s text:c="4"/><text:span text:style-name="T6">TErro</text:span><text:span text:style-name="T9">(</text:span><text:span text:style-name="T6">bitErro</text:span><text:span text:style-name="T9">)</text:span><text:span text:style-name="T13">=</text:span><text:span text:style-name="T11">1</text:span><text:span text:style-name="T6">;</text:span></text:p>
      <text:p text:style-name="P34">end</text:p>
      <text:p text:style-name="Preformatted_20_Text"/>
      <text:p text:style-name="P33"><text:span text:style-name="T5">start</text:span> <text:span text:style-name="T12">=</text:span> <text:span text:style-name="T10">1</text:span><text:span text:style-name="T12">+</text:span><text:span text:style-name="T8">(</text:span><text:span text:style-name="T5">bitResolution</text:span><text:span text:style-name="T12">*</text:span><text:span text:style-name="T8">(</text:span><text:span text:style-name="T5">bitErro</text:span><text:span text:style-name="T12">-</text:span><text:span text:style-name="T10">1</text:span><text:span text:style-name="T8">))</text:span><text:span text:style-name="T5">;</text:span></text:p>
      <text:p text:style-name="P33"><text:span text:style-name="T5">fim</text:span> <text:span text:style-name="T12">=</text:span> <text:span text:style-name="T5">bitErro</text:span><text:span text:style-name="T12">*</text:span><text:span text:style-name="T5">bitResolution;</text:span></text:p>
      <text:p text:style-name="P33"><text:span text:style-name="T5">yerro</text:span><text:span text:style-name="T8">(</text:span><text:span text:style-name="T10">1</text:span><text:span text:style-name="T5">,start</text:span><text:span text:style-name="T16">:</text:span><text:span text:style-name="T5">fim</text:span><text:span text:style-name="T8">)</text:span> <text:span text:style-name="T12">=</text:span> <text:span text:style-name="T5">SbitErro;</text:span></text:p>
      <text:p text:style-name="Preformatted_20_Text"/>
      <text:p text:style-name="P31">//Desembaralha o sinal correto</text:p>
      <text:p text:style-name="P33"><text:span text:style-name="T5">S</text:span><text:span text:style-name="T12">=</text:span><text:span text:style-name="T5">desembaralhador</text:span><text:span text:style-name="T8">(</text:span><text:span text:style-name="T5">T,firstD,secD</text:span><text:span text:style-name="T8">)</text:span><text:span text:style-name="T5">;</text:span></text:p>
      <text:p text:style-name="Preformatted_20_Text"/>
      <text:p text:style-name="P31">//gera o sinal desembaralhado</text:p>
      <text:p text:style-name="P33"><text:span text:style-name="T5">y3</text:span><text:span text:style-name="T12">=</text:span><text:span text:style-name="T5">On_off</text:span><text:span text:style-name="T8">(</text:span><text:span text:style-name="T5">S,bitResolution,p</text:span><text:span text:style-name="T8">)</text:span><text:span text:style-name="T5">;</text:span></text:p>
      <text:p text:style-name="Preformatted_20_Text"/>
      <text:p text:style-name="P31">//Desembaralha do sinal com erro</text:p>
      <text:p text:style-name="P33"><text:span text:style-name="T5">SErro</text:span><text:span text:style-name="T12">=</text:span><text:span text:style-name="T5">desembaralhador</text:span><text:span text:style-name="T8">(</text:span><text:span text:style-name="T5">TErro,firstD,secD</text:span><text:span text:style-name="T8">)</text:span><text:span text:style-name="T5">;</text:span></text:p>
      <text:p text:style-name="Preformatted_20_Text"/>
      <text:p text:style-name="P31">//gera o sinal desembaralhado com erro</text:p>
      <text:p text:style-name="P33"><text:span text:style-name="T5">y4</text:span><text:span text:style-name="T12">=</text:span><text:span text:style-name="T5">On_off</text:span><text:span text:style-name="T8">(</text:span><text:span text:style-name="T5">SErro,bitResolution,p</text:span><text:span text:style-name="T8">)</text:span><text:span text:style-name="T5">;</text:span></text:p>
      <text:p text:style-name="Preformatted_20_Text"/>
      <text:p text:style-name="P31">//**Plotagens**//</text:p>
      <text:p text:style-name="Preformatted_20_Text"/>
      <text:p text:style-name="P31">//mostra a Sinalização On-Off NRZ</text:p>
      <text:p text:style-name="P33"><text:span text:style-name="T5">subplot</text:span><text:span text:style-name="T8">(</text:span><text:span text:style-name="T10">5</text:span><text:span text:style-name="T5">,</text:span><text:span text:style-name="T10">1</text:span><text:span text:style-name="T5">,</text:span><text:span text:style-name="T10">1</text:span><text:span text:style-name="T8">)</text:span><text:span text:style-name="T5">;</text:span></text:p>
      <text:p text:style-name="P33"><text:span text:style-name="T5">title</text:span><text:span text:style-name="T8">(</text:span><text:span text:style-name="T10">'On-Off NRZ'</text:span><text:span text:style-name="T8">)</text:span><text:span text:style-name="T5">;</text:span></text:p>
      <text:p text:style-name="P33"><text:span text:style-name="T5">plot</text:span><text:span text:style-name="T8">(</text:span><text:span text:style-name="T5">timeAxis,y,</text:span> <text:span text:style-name="T10">"-o"</text:span><text:span text:style-name="T8">)</text:span><text:span text:style-name="T5">;</text:span></text:p>
      <text:p text:style-name="P33"><text:span text:style-name="T5">xgrid;</text:span></text:p>
      <text:p text:style-name="Preformatted_20_Text"/>
      <text:p text:style-name="P31">//mostra o sinal embaralhado</text:p>
      <text:p text:style-name="P33"><text:span text:style-name="T5">subplot</text:span><text:span text:style-name="T8">(</text:span><text:span text:style-name="T10">5</text:span><text:span text:style-name="T5">,</text:span><text:span text:style-name="T10">1</text:span><text:span text:style-name="T5">,</text:span><text:span text:style-name="T10">2</text:span><text:span text:style-name="T8">)</text:span><text:span text:style-name="T5">;</text:span></text:p>
      <text:p text:style-name="P33"><text:span text:style-name="T5">title</text:span><text:span text:style-name="T8">(</text:span><text:span text:style-name="T10">'On-Off Embaralhado'</text:span><text:span text:style-name="T8">)</text:span><text:span text:style-name="T5">;</text:span></text:p>
      <text:p text:style-name="P33"><text:span text:style-name="T5">plot</text:span><text:span text:style-name="T8">(</text:span><text:span text:style-name="T5">timeAxis,</text:span> <text:span text:style-name="T5">y2,</text:span> <text:span text:style-name="T10">"-o"</text:span><text:span text:style-name="T8">)</text:span><text:span text:style-name="T5">;</text:span></text:p>
      <text:p text:style-name="Preformatted_20_Text"/>
      <text:p text:style-name="P31">//mostra o sinal recuperado</text:p>
      <text:p text:style-name="P33"><text:span text:style-name="T5">subplot</text:span><text:span text:style-name="T8">(</text:span><text:span text:style-name="T10">5</text:span><text:span text:style-name="T5">,</text:span><text:span text:style-name="T10">1</text:span><text:span text:style-name="T5">,</text:span><text:span text:style-name="T10">3</text:span><text:span text:style-name="T8">)</text:span><text:span text:style-name="T5">;</text:span></text:p>
      <text:p text:style-name="P33"><text:span text:style-name="T5">title</text:span><text:span text:style-name="T8">(</text:span><text:span text:style-name="T10">'On-Off Recuperado'</text:span><text:span text:style-name="T8">)</text:span><text:span text:style-name="T5">;</text:span></text:p>
      <text:p text:style-name="P33"><text:span text:style-name="T5">plot</text:span><text:span text:style-name="T8">(</text:span><text:span text:style-name="T5">timeAxis,</text:span> <text:span text:style-name="T5">y3</text:span> <text:span text:style-name="T5">,</text:span><text:span text:style-name="T10">"-o"</text:span><text:span text:style-name="T8">)</text:span><text:span text:style-name="T5">;</text:span></text:p>
      <text:p text:style-name="Preformatted_20_Text"/>
      <text:p text:style-name="P31">//mostra o sinal com erro</text:p>
      <text:p text:style-name="P33"><text:span text:style-name="T5">subplot</text:span><text:span text:style-name="T8">(</text:span><text:span text:style-name="T10">5</text:span><text:span text:style-name="T5">,</text:span><text:span text:style-name="T10">1</text:span><text:span text:style-name="T5">,</text:span><text:span text:style-name="T10">4</text:span><text:span text:style-name="T8">)</text:span><text:span text:style-name="T5">;</text:span></text:p>
      <text:p text:style-name="P33"><text:span text:style-name="T5">title</text:span><text:span text:style-name="T8">(</text:span><text:span text:style-name="T10">'On-Off com erro de transmissão'</text:span><text:span text:style-name="T8">)</text:span><text:span text:style-name="T5">;</text:span></text:p>
      <text:p text:style-name="P33"><text:span text:style-name="T5">plot</text:span><text:span text:style-name="T8">(</text:span><text:span text:style-name="T5">timeAxis,</text:span> <text:span text:style-name="T5">yerro</text:span> <text:span text:style-name="T5">,</text:span><text:span text:style-name="T10">"-o"</text:span><text:span text:style-name="T8">)</text:span><text:span text:style-name="T5">;</text:span></text:p>
      <text:p text:style-name="Preformatted_20_Text"/>
      <text:p text:style-name="P31">//mostra o sinal recuperado com erro</text:p>
      <text:p text:style-name="P33"><text:span text:style-name="T5">subplot</text:span><text:span text:style-name="T8">(</text:span><text:span text:style-name="T10">5</text:span><text:span text:style-name="T5">,</text:span><text:span text:style-name="T10">1</text:span><text:span text:style-name="T5">,</text:span><text:span text:style-name="T10">5</text:span><text:span text:style-name="T8">)</text:span><text:span text:style-name="T5">;</text:span></text:p>
      <text:p text:style-name="P33"><text:span text:style-name="T5">title</text:span><text:span text:style-name="T8">(</text:span><text:span text:style-name="T10">'On-Off Recuperado após erro'</text:span><text:span text:style-name="T8">)</text:span><text:span text:style-name="T5">;</text:span></text:p>
      <text:p text:style-name="P35"><text:span text:style-name="T5">plot</text:span><text:span text:style-name="T8">(</text:span><text:span text:style-name="T5">timeAxis,</text:span> <text:span text:style-name="T5">y4</text:span> <text:span text:style-name="T5">,</text:span><text:span text:style-name="T10">"-o"</text:span><text:span text:style-name="T8">)</text:span><text:span text:style-name="T5">;</text:span></text:p>
      <text:p text:style-name="P32">//Trabalho de Simulação</text:p>
      <text:p text:style-name="P31">//Disciplina: Sistemas de Comunicação II</text:p>
      <text:p text:style-name="P31">//Dupla: Stéphanie Braga e Hugaleno</text:p>
      <text:p text:style-name="P31">//Questão 3 e 4- Equalizador ZF e Diagramas de Olho.</text:p>
      <text:p text:style-name="Preformatted_20_Text"/>
      <text:p text:style-name="P33"><text:span text:style-name="T5">clc;</text:span></text:p>
      <text:p text:style-name="P33"><text:span text:style-name="T5">close;close;close;close;</text:span></text:p>
      <text:p text:style-name="P33"><text:span text:style-name="T5">clear;</text:span></text:p>
      <text:p text:style-name="Preformatted_20_Text"/>
      <text:p text:style-name="P31">//Gera o sinal</text:p>
      <text:p text:style-name="P33"><text:span text:style-name="T5">N</text:span> <text:span text:style-name="T12">=</text:span> <text:span text:style-name="T10">500</text:span><text:span text:style-name="T5">;</text:span></text:p>
      <text:p text:style-name="P33"><text:span text:style-name="T5">x</text:span> <text:span text:style-name="T12">=</text:span> <text:span text:style-name="T5">sign</text:span><text:span text:style-name="T8">(</text:span><text:span text:style-name="T5">rand</text:span><text:span text:style-name="T8">(</text:span><text:span text:style-name="T10">1</text:span><text:span text:style-name="T5">,N,</text:span><text:span text:style-name="T10">'n'</text:span><text:span text:style-name="T8">))</text:span><text:span text:style-name="T5">;</text:span></text:p>
      <text:p text:style-name="Preformatted_20_Text"><text:soft-page-break/></text:p>
      <text:p text:style-name="P31">//canal</text:p>
      <text:p text:style-name="P33"><text:span text:style-name="T5">h</text:span><text:span text:style-name="T12">=</text:span><text:span text:style-name="T8">[</text:span><text:span text:style-name="T12">-</text:span><text:span text:style-name="T10">0.25</text:span><text:span text:style-name="T5">,</text:span> <text:span text:style-name="T10">0.80</text:span><text:span text:style-name="T5">,</text:span> <text:span text:style-name="T10">0.2</text:span><text:span text:style-name="T5">,</text:span> <text:span text:style-name="T12">-</text:span><text:span text:style-name="T10">0.15</text:span><text:span text:style-name="T5">,</text:span> <text:span text:style-name="T10">0.10</text:span><text:span text:style-name="T8">]</text:span><text:span text:style-name="T5">;</text:span></text:p>
      <text:p text:style-name="Preformatted_20_Text"/>
      <text:p text:style-name="P31">//Sinal após canal</text:p>
      <text:p text:style-name="P33"><text:span text:style-name="T5">y</text:span><text:span text:style-name="T12">=</text:span><text:span text:style-name="T5">filter</text:span><text:span text:style-name="T8">(</text:span><text:span text:style-name="T5">h,</text:span><text:span text:style-name="T10">1</text:span><text:span text:style-name="T5">,x</text:span><text:span text:style-name="T8">)</text:span><text:span text:style-name="T5">;</text:span> <text:span text:style-name="T14">//fir</text:span></text:p>
      <text:p text:style-name="Preformatted_20_Text"/>
      <text:p text:style-name="P31">// Equalizador zero forcing com 7 coeficientes:</text:p>
      <text:p text:style-name="P33"><text:span text:style-name="T5">ncoef</text:span><text:span text:style-name="T12">=</text:span><text:span text:style-name="T10">7</text:span><text:span text:style-name="T5">;</text:span></text:p>
      <text:p text:style-name="P33"><text:span text:style-name="T5">C</text:span><text:span text:style-name="T12">=</text:span><text:span text:style-name="T5">zeros</text:span><text:span text:style-name="T8">(</text:span><text:span text:style-name="T5">ncoef,</text:span><text:span text:style-name="T10">1</text:span><text:span text:style-name="T8">)</text:span><text:span text:style-name="T5">;</text:span></text:p>
      <text:p text:style-name="P33"><text:span text:style-name="T5">H</text:span><text:span text:style-name="T12">=</text:span><text:span text:style-name="T8">[</text:span><text:span text:style-name="T5">h</text:span><text:span text:style-name="T8">(</text:span><text:span text:style-name="T10">2</text:span><text:span text:style-name="T8">)</text:span><text:span text:style-name="T5">,h</text:span><text:span text:style-name="T8">(</text:span><text:span text:style-name="T10">1</text:span><text:span text:style-name="T8">)</text:span><text:span text:style-name="T5">,</text:span><text:span text:style-name="T10">0</text:span><text:span text:style-name="T5">,</text:span><text:span text:style-name="T10">0</text:span><text:span text:style-name="T5">,</text:span><text:span text:style-name="T10">0</text:span><text:span text:style-name="T5">,</text:span><text:span text:style-name="T10">0</text:span><text:span text:style-name="T5">,</text:span><text:span text:style-name="T10">0</text:span></text:p>
      <text:p text:style-name="P30"><text:s text:c="3"/><text:span text:style-name="T6">h</text:span><text:span text:style-name="T9">(</text:span><text:span text:style-name="T11">3</text:span><text:span text:style-name="T9">)</text:span><text:span text:style-name="T6">,h</text:span><text:span text:style-name="T9">(</text:span><text:span text:style-name="T11">2</text:span><text:span text:style-name="T9">)</text:span><text:span text:style-name="T6">,h</text:span><text:span text:style-name="T9">(</text:span><text:span text:style-name="T11">1</text:span><text:span text:style-name="T9">)</text:span><text:span text:style-name="T6">,</text:span><text:span text:style-name="T11">0</text:span><text:span text:style-name="T6">,</text:span><text:span text:style-name="T11">0</text:span><text:span text:style-name="T6">,</text:span><text:span text:style-name="T11">0</text:span><text:span text:style-name="T6">,</text:span><text:span text:style-name="T11">0</text:span></text:p>
      <text:p text:style-name="P30"><text:s text:c="3"/><text:span text:style-name="T6">h</text:span><text:span text:style-name="T9">(</text:span><text:span text:style-name="T11">4</text:span><text:span text:style-name="T9">)</text:span><text:span text:style-name="T6">,h</text:span><text:span text:style-name="T9">(</text:span><text:span text:style-name="T11">3</text:span><text:span text:style-name="T9">)</text:span><text:span text:style-name="T6">,h</text:span><text:span text:style-name="T9">(</text:span><text:span text:style-name="T11">2</text:span><text:span text:style-name="T9">)</text:span><text:span text:style-name="T6">,h</text:span><text:span text:style-name="T9">(</text:span><text:span text:style-name="T11">1</text:span><text:span text:style-name="T9">)</text:span><text:span text:style-name="T6">,</text:span><text:span text:style-name="T11">0</text:span><text:span text:style-name="T6">,</text:span><text:span text:style-name="T11">0</text:span><text:span text:style-name="T6">,</text:span><text:span text:style-name="T11">0</text:span></text:p>
      <text:p text:style-name="P30"><text:s text:c="3"/><text:span text:style-name="T6">h</text:span><text:span text:style-name="T9">(</text:span><text:span text:style-name="T11">5</text:span><text:span text:style-name="T9">)</text:span><text:span text:style-name="T6">,h</text:span><text:span text:style-name="T9">(</text:span><text:span text:style-name="T11">4</text:span><text:span text:style-name="T9">)</text:span><text:span text:style-name="T6">,h</text:span><text:span text:style-name="T9">(</text:span><text:span text:style-name="T11">3</text:span><text:span text:style-name="T9">)</text:span><text:span text:style-name="T6">,h</text:span><text:span text:style-name="T9">(</text:span><text:span text:style-name="T11">2</text:span><text:span text:style-name="T9">)</text:span><text:span text:style-name="T6">,h</text:span><text:span text:style-name="T9">(</text:span><text:span text:style-name="T11">1</text:span><text:span text:style-name="T9">)</text:span><text:span text:style-name="T6">,</text:span><text:span text:style-name="T11">0</text:span><text:span text:style-name="T6">,</text:span><text:span text:style-name="T11">0</text:span></text:p>
      <text:p text:style-name="P30"><text:s text:c="3"/><text:span text:style-name="T11">0</text:span><text:span text:style-name="T6">,h</text:span><text:span text:style-name="T9">(</text:span><text:span text:style-name="T11">5</text:span><text:span text:style-name="T9">)</text:span><text:span text:style-name="T6">,h</text:span><text:span text:style-name="T9">(</text:span><text:span text:style-name="T11">4</text:span><text:span text:style-name="T9">)</text:span><text:span text:style-name="T6">,h</text:span><text:span text:style-name="T9">(</text:span><text:span text:style-name="T11">3</text:span><text:span text:style-name="T9">)</text:span><text:span text:style-name="T6">,h</text:span><text:span text:style-name="T9">(</text:span><text:span text:style-name="T11">2</text:span><text:span text:style-name="T9">)</text:span><text:span text:style-name="T6">,</text:span><text:span text:style-name="T11">0</text:span><text:span text:style-name="T6">,</text:span><text:span text:style-name="T11">0</text:span></text:p>
      <text:p text:style-name="P30"><text:s text:c="3"/><text:span text:style-name="T11">0</text:span><text:span text:style-name="T6">,</text:span><text:span text:style-name="T11">0</text:span><text:span text:style-name="T6">,h</text:span><text:span text:style-name="T9">(</text:span><text:span text:style-name="T11">5</text:span><text:span text:style-name="T9">)</text:span><text:span text:style-name="T6">,h</text:span><text:span text:style-name="T9">(</text:span><text:span text:style-name="T11">4</text:span><text:span text:style-name="T9">)</text:span><text:span text:style-name="T6">,h</text:span><text:span text:style-name="T9">(</text:span><text:span text:style-name="T11">3</text:span><text:span text:style-name="T9">)</text:span><text:span text:style-name="T6">,h</text:span><text:span text:style-name="T9">(</text:span><text:span text:style-name="T11">2</text:span><text:span text:style-name="T9">)</text:span><text:span text:style-name="T6">,</text:span><text:span text:style-name="T11">0</text:span></text:p>
      <text:p text:style-name="P30"><text:s text:c="3"/><text:span text:style-name="T11">0</text:span><text:span text:style-name="T6">,</text:span><text:span text:style-name="T11">0</text:span><text:span text:style-name="T6">,</text:span><text:span text:style-name="T11">0</text:span><text:span text:style-name="T6">,h</text:span><text:span text:style-name="T9">(</text:span><text:span text:style-name="T11">5</text:span><text:span text:style-name="T9">)</text:span><text:span text:style-name="T6">,h</text:span><text:span text:style-name="T9">(</text:span><text:span text:style-name="T11">4</text:span><text:span text:style-name="T9">)</text:span><text:span text:style-name="T6">,h</text:span><text:span text:style-name="T9">(</text:span><text:span text:style-name="T11">3</text:span><text:span text:style-name="T9">)</text:span><text:span text:style-name="T6">,h</text:span><text:span text:style-name="T9">(</text:span><text:span text:style-name="T11">2</text:span><text:span text:style-name="T9">)]</text:span><text:span text:style-name="T6">;</text:span></text:p>
      <text:p text:style-name="Preformatted_20_Text"/>
      <text:p text:style-name="P31">//Calcula a ISI residual do Equalizador com cada atraso </text:p>
      <text:p text:style-name="P33"><text:span text:style-name="T5">IESr</text:span><text:span text:style-name="T12">=</text:span><text:span text:style-name="T5">zeros</text:span><text:span text:style-name="T8">(</text:span><text:span text:style-name="T10">1</text:span><text:span text:style-name="T5">,ncoef</text:span><text:span text:style-name="T8">)</text:span><text:span text:style-name="T5">;</text:span> <text:span text:style-name="T14">//vetor para armazenar a IESr de cada atraso</text:span></text:p>
      <text:p text:style-name="P33"><text:span text:style-name="T5">hzs</text:span><text:span text:style-name="T12">=</text:span><text:span text:style-name="T5">zeros</text:span><text:span text:style-name="T8">(</text:span><text:span text:style-name="T5">ncoef,</text:span><text:span text:style-name="T10">11</text:span><text:span text:style-name="T8">)</text:span><text:span text:style-name="T5">;</text:span> <text:span text:style-name="T14">//armazenar o canal equalizado com cada atraso</text:span></text:p>
      <text:p text:style-name="P33"><text:span text:style-name="T5">i</text:span><text:span text:style-name="T12">=</text:span><text:span text:style-name="T10">1</text:span><text:span text:style-name="T5">;</text:span> </text:p>
      <text:p text:style-name="P33"><text:span text:style-name="T18">while</text:span> <text:span text:style-name="T5">i</text:span><text:span text:style-name="T12">&lt;=</text:span><text:span text:style-name="T5">ncoef</text:span></text:p>
      <text:p text:style-name="P30"><text:s text:c="4"/><text:span text:style-name="T6">C</text:span><text:span text:style-name="T9">(</text:span><text:span text:style-name="T6">i,</text:span><text:span text:style-name="T11">1</text:span><text:span text:style-name="T9">)</text:span><text:span text:style-name="T13">=</text:span><text:span text:style-name="T11">1</text:span><text:span text:style-name="T6">;</text:span></text:p>
      <text:p text:style-name="P30"><text:s text:c="4"/><text:span text:style-name="T6">w</text:span><text:span text:style-name="T20"> </text:span><text:span text:style-name="T13">=</text:span><text:span text:style-name="T20"> </text:span><text:span text:style-name="T6">inv</text:span><text:span text:style-name="T9">(</text:span><text:span text:style-name="T6">H</text:span><text:span text:style-name="T9">)</text:span><text:span text:style-name="T13">*</text:span><text:span text:style-name="T6">C;</text:span><text:span text:style-name="T20"> <text:s/></text:span><text:span text:style-name="T15">//calcula os coeficientes do equalizador</text:span></text:p>
      <text:p text:style-name="P30"><text:s text:c="4"/><text:span text:style-name="T6">hzf</text:span><text:span text:style-name="T20"> </text:span><text:span text:style-name="T13">=</text:span><text:span text:style-name="T20"> </text:span><text:span text:style-name="T6">convol</text:span><text:span text:style-name="T9">(</text:span><text:span text:style-name="T6">h,w</text:span><text:span text:style-name="T9">)</text:span><text:span text:style-name="T6">;</text:span><text:span text:style-name="T20"> </text:span></text:p>
      <text:p text:style-name="P30"><text:s text:c="4"/><text:span text:style-name="T6">hzs</text:span><text:span text:style-name="T9">(</text:span><text:span text:style-name="T6">i,</text:span><text:span text:style-name="T17">:</text:span><text:span text:style-name="T9">)</text:span><text:span text:style-name="T13">=</text:span><text:span text:style-name="T6">hzf;</text:span></text:p>
      <text:p text:style-name="P30"><text:s text:c="4"/><text:span text:style-name="T6">IESr</text:span><text:span text:style-name="T9">(</text:span><text:span text:style-name="T6">i</text:span><text:span text:style-name="T9">)</text:span><text:span text:style-name="T13">=</text:span><text:span text:style-name="T9">(</text:span><text:span text:style-name="T6">sum</text:span><text:span text:style-name="T9">(</text:span><text:span text:style-name="T6">hzf</text:span><text:span text:style-name="T13">.*</text:span><text:span text:style-name="T6">hzf</text:span><text:span text:style-name="T9">)</text:span><text:span text:style-name="T20"> </text:span><text:span text:style-name="T13">-</text:span><text:span text:style-name="T20"> </text:span><text:span text:style-name="T6">max</text:span><text:span text:style-name="T9">(</text:span><text:span text:style-name="T6">hzf</text:span><text:span text:style-name="T13">.*</text:span><text:span text:style-name="T6">hzf</text:span><text:span text:style-name="T9">))</text:span><text:span text:style-name="T13">/</text:span><text:span text:style-name="T6">max</text:span><text:span text:style-name="T9">(</text:span><text:span text:style-name="T6">hzf</text:span><text:span text:style-name="T13">.*</text:span><text:span text:style-name="T6">hzf</text:span><text:span text:style-name="T9">)</text:span><text:span text:style-name="T6">;</text:span><text:span text:style-name="T20"> </text:span><text:span text:style-name="T15">//calcula a IESr</text:span></text:p>
      <text:p text:style-name="P30"><text:s text:c="4"/><text:span text:style-name="T6">C</text:span><text:span text:style-name="T13">=</text:span><text:span text:style-name="T6">zeros</text:span><text:span text:style-name="T9">(</text:span><text:span text:style-name="T6">ncoef,</text:span><text:span text:style-name="T11">1</text:span><text:span text:style-name="T9">)</text:span><text:span text:style-name="T6">;</text:span></text:p>
      <text:p text:style-name="P30"><text:s text:c="4"/><text:span text:style-name="T6">i</text:span><text:span text:style-name="T13">=</text:span><text:span text:style-name="T6">i</text:span><text:span text:style-name="T13">+</text:span><text:span text:style-name="T11">1</text:span><text:span text:style-name="T6">;</text:span></text:p>
      <text:p text:style-name="P34">end</text:p>
      <text:p text:style-name="Preformatted_20_Text"/>
      <text:p text:style-name="P33"><text:span text:style-name="T5">minIESr</text:span><text:span text:style-name="T12">=</text:span><text:span text:style-name="T5">min</text:span><text:span text:style-name="T8">(</text:span><text:span text:style-name="T5">IESr</text:span><text:span text:style-name="T8">)</text:span><text:span text:style-name="T5">;</text:span> <text:s/><text:span text:style-name="T14">//pega a mínima IESr</text:span></text:p>
      <text:p text:style-name="P33"><text:span text:style-name="T5">index</text:span><text:span text:style-name="T12">=</text:span><text:span text:style-name="T5">vectorfind</text:span><text:span text:style-name="T8">(</text:span><text:span text:style-name="T5">IESr,minIESr,</text:span><text:span text:style-name="T10">'c'</text:span><text:span text:style-name="T8">)</text:span><text:span text:style-name="T5">;</text:span> <text:span text:style-name="T14">//pega a coluna que contém a mínima IESr</text:span></text:p>
      <text:p text:style-name="P33"><text:span text:style-name="T5">C</text:span><text:span text:style-name="T12">=</text:span><text:span text:style-name="T5">zeros</text:span><text:span text:style-name="T8">(</text:span><text:span text:style-name="T5">ncoef,</text:span><text:span text:style-name="T10">1</text:span><text:span text:style-name="T8">)</text:span><text:span text:style-name="T5">;</text:span> </text:p>
      <text:p text:style-name="P33"><text:span text:style-name="T5">C</text:span><text:span text:style-name="T8">(</text:span><text:span text:style-name="T5">index,</text:span><text:span text:style-name="T10">1</text:span><text:span text:style-name="T8">)</text:span><text:span text:style-name="T12">=</text:span><text:span text:style-name="T10">1</text:span><text:span text:style-name="T5">;</text:span></text:p>
      <text:p text:style-name="P31">//mostra a melhor IESr</text:p>
      <text:p text:style-name="P33"><text:span text:style-name="T5">printf</text:span><text:span text:style-name="T8">(</text:span><text:span text:style-name="T10">'***Melhor IESr na posiçao %d:'</text:span><text:span text:style-name="T5">,</text:span> <text:span text:style-name="T5">index</text:span><text:span text:style-name="T8">)</text:span><text:span text:style-name="T5">;</text:span></text:p>
      <text:p text:style-name="P33"><text:span text:style-name="T5">disp</text:span><text:span text:style-name="T8">(</text:span><text:span text:style-name="T5">minIESr</text:span><text:span text:style-name="T8">)</text:span><text:span text:style-name="T5">;</text:span></text:p>
      <text:p text:style-name="Preformatted_20_Text"/>
      <text:p text:style-name="P31">//Calcula os coeficientes do Equalizador com a melhor posição</text:p>
      <text:p text:style-name="P33"><text:span text:style-name="T5">w</text:span> <text:span text:style-name="T12">=</text:span> <text:span text:style-name="T5">inv</text:span><text:span text:style-name="T8">(</text:span><text:span text:style-name="T5">H</text:span><text:span text:style-name="T8">)</text:span><text:span text:style-name="T12">*</text:span><text:span text:style-name="T5">C;</text:span> </text:p>
      <text:p text:style-name="P33"><text:span text:style-name="T5">hzf</text:span> <text:span text:style-name="T12">=</text:span> <text:span text:style-name="T5">convol</text:span><text:span text:style-name="T8">(</text:span><text:span text:style-name="T5">h,w</text:span><text:span text:style-name="T8">)</text:span><text:span text:style-name="T5">;</text:span></text:p>
      <text:p text:style-name="Preformatted_20_Text"/>
      <text:p text:style-name="P31">//equalizando o sinal:</text:p>
      <text:p text:style-name="P33"><text:span text:style-name="T5">z</text:span><text:span text:style-name="T12">=</text:span> <text:span text:style-name="T5">filter</text:span><text:span text:style-name="T8">(</text:span><text:span text:style-name="T5">w,</text:span><text:span text:style-name="T10">1</text:span><text:span text:style-name="T5">,y</text:span><text:span text:style-name="T8">)</text:span><text:span text:style-name="T5">;</text:span></text:p>
      <text:p text:style-name="Preformatted_20_Text"/>
      <text:p text:style-name="P31">//**Plotagens**//</text:p>
      <text:p text:style-name="Preformatted_20_Text"/>
      <text:p text:style-name="P33"><text:span text:style-name="T5">figure;</text:span></text:p>
      <text:p text:style-name="P31">//mostra o sinal</text:p>
      <text:p text:style-name="P33"><text:span text:style-name="T5">subplot</text:span><text:span text:style-name="T8">(</text:span><text:span text:style-name="T10">4</text:span><text:span text:style-name="T5">,</text:span><text:span text:style-name="T10">1</text:span><text:span text:style-name="T5">,</text:span><text:span text:style-name="T10">1</text:span><text:span text:style-name="T8">)</text:span><text:span text:style-name="T5">;</text:span></text:p>
      <text:p text:style-name="P33"><text:span text:style-name="T5">title</text:span><text:span text:style-name="T8">(</text:span><text:span text:style-name="T10">'Sinal'</text:span><text:span text:style-name="T8">)</text:span><text:span text:style-name="T5">;</text:span></text:p>
      <text:p text:style-name="P33"><text:span text:style-name="T5">plot</text:span><text:span text:style-name="T8">(</text:span><text:span text:style-name="T10">1</text:span><text:span text:style-name="T16">:</text:span><text:span text:style-name="T5">N,x,</text:span><text:span text:style-name="T10">'.'</text:span><text:span text:style-name="T8">)</text:span><text:span text:style-name="T5">;</text:span> </text:p>
      <text:p text:style-name="Preformatted_20_Text"/>
      <text:p text:style-name="P31">//mostra o sinal apos canal</text:p>
      <text:p text:style-name="P33"><text:span text:style-name="T5">subplot</text:span><text:span text:style-name="T8">(</text:span><text:span text:style-name="T10">3</text:span><text:span text:style-name="T5">,</text:span><text:span text:style-name="T10">1</text:span><text:span text:style-name="T5">,</text:span><text:span text:style-name="T10">2</text:span><text:span text:style-name="T8">)</text:span><text:span text:style-name="T5">;</text:span></text:p>
      <text:p text:style-name="P33"><text:span text:style-name="T5">title</text:span><text:span text:style-name="T8">(</text:span><text:span text:style-name="T10">'Sinal após canal'</text:span><text:span text:style-name="T8">)</text:span><text:span text:style-name="T5">;</text:span></text:p>
      <text:p text:style-name="P33"><text:span text:style-name="T5">plot</text:span><text:span text:style-name="T8">(</text:span><text:span text:style-name="T10">1</text:span><text:span text:style-name="T16">:</text:span><text:span text:style-name="T5">N,y,</text:span><text:span text:style-name="T10">'.'</text:span><text:span text:style-name="T8">)</text:span><text:span text:style-name="T5">;</text:span> </text:p>
      <text:p text:style-name="Preformatted_20_Text"/>
      <text:p text:style-name="P31">//mostra o sinal equalizado</text:p>
      <text:p text:style-name="P33"><text:span text:style-name="T5">subplot</text:span><text:span text:style-name="T8">(</text:span><text:span text:style-name="T10">3</text:span><text:span text:style-name="T5">,</text:span><text:span text:style-name="T10">1</text:span><text:span text:style-name="T5">,</text:span><text:span text:style-name="T10">3</text:span><text:span text:style-name="T8">)</text:span><text:span text:style-name="T5">;</text:span></text:p>
      <text:p text:style-name="P33"><text:soft-page-break/><text:span text:style-name="T5">title</text:span><text:span text:style-name="T8">(</text:span><text:span text:style-name="T10">'Sinal equalizado'</text:span><text:span text:style-name="T8">)</text:span><text:span text:style-name="T5">;</text:span></text:p>
      <text:p text:style-name="P33"><text:span text:style-name="T5">plot</text:span><text:span text:style-name="T8">(</text:span><text:span text:style-name="T10">1</text:span><text:span text:style-name="T16">:</text:span><text:span text:style-name="T5">N,z,</text:span><text:span text:style-name="T10">'.'</text:span><text:span text:style-name="T8">)</text:span><text:span text:style-name="T5">;</text:span> </text:p>
      <text:p text:style-name="Preformatted_20_Text"/>
      <text:p text:style-name="P33"><text:span text:style-name="T5">figure;</text:span></text:p>
      <text:p text:style-name="P31">//mostra as Respostas ao Impulso do canal e do canal equalizado com cada atraso</text:p>
      <text:p text:style-name="P33"><text:span text:style-name="T5">subplot</text:span><text:span text:style-name="T8">(</text:span><text:span text:style-name="T10">2</text:span><text:span text:style-name="T5">,</text:span><text:span text:style-name="T10">4</text:span><text:span text:style-name="T5">,</text:span><text:span text:style-name="T10">1</text:span><text:span text:style-name="T8">)</text:span><text:span text:style-name="T5">;</text:span></text:p>
      <text:p text:style-name="P33"><text:span text:style-name="T5">title</text:span><text:span text:style-name="T8">(</text:span><text:span text:style-name="T10">'Resp. ao Imp. do canal'</text:span><text:span text:style-name="T8">)</text:span><text:span text:style-name="T5">;</text:span></text:p>
      <text:p text:style-name="P33"><text:span text:style-name="T5">plot2d3</text:span><text:span text:style-name="T8">(</text:span><text:span text:style-name="T5">h</text:span><text:span text:style-name="T8">)</text:span><text:span text:style-name="T5">;</text:span></text:p>
      <text:p text:style-name="P33"><text:span text:style-name="T5">plot</text:span><text:span text:style-name="T8">(</text:span><text:span text:style-name="T5">h</text:span><text:span text:style-name="T8">)</text:span><text:span text:style-name="T5">;</text:span></text:p>
      <text:p text:style-name="P33"><text:span text:style-name="T5">xgrid;</text:span></text:p>
      <text:p text:style-name="Preformatted_20_Text"/>
      <text:p text:style-name="P33"><text:span text:style-name="T5">subplot</text:span><text:span text:style-name="T8">(</text:span><text:span text:style-name="T10">2</text:span><text:span text:style-name="T5">,</text:span><text:span text:style-name="T10">4</text:span><text:span text:style-name="T5">,</text:span><text:span text:style-name="T10">2</text:span><text:span text:style-name="T8">)</text:span><text:span text:style-name="T5">;</text:span></text:p>
      <text:p text:style-name="P33"><text:span text:style-name="T5">title</text:span><text:span text:style-name="T8">(</text:span><text:span text:style-name="T10">'Equalização com 1 atraso'</text:span><text:span text:style-name="T8">)</text:span><text:span text:style-name="T5">;</text:span></text:p>
      <text:p text:style-name="P33"><text:span text:style-name="T5">plot2d3</text:span><text:span text:style-name="T8">(</text:span><text:span text:style-name="T5">hzs</text:span><text:span text:style-name="T8">(</text:span><text:span text:style-name="T10">1</text:span><text:span text:style-name="T5">,</text:span><text:span text:style-name="T16">:</text:span><text:span text:style-name="T8">))</text:span><text:span text:style-name="T5">;</text:span></text:p>
      <text:p text:style-name="P33"><text:span text:style-name="T5">plot</text:span><text:span text:style-name="T8">(</text:span><text:span text:style-name="T5">hzs</text:span><text:span text:style-name="T8">(</text:span><text:span text:style-name="T10">1</text:span><text:span text:style-name="T5">,</text:span><text:span text:style-name="T16">:</text:span><text:span text:style-name="T8">))</text:span><text:span text:style-name="T5">;</text:span></text:p>
      <text:p text:style-name="P33"><text:span text:style-name="T5">xgrid;</text:span></text:p>
      <text:p text:style-name="Preformatted_20_Text"/>
      <text:p text:style-name="P33"><text:span text:style-name="T5">subplot</text:span><text:span text:style-name="T8">(</text:span><text:span text:style-name="T10">2</text:span><text:span text:style-name="T5">,</text:span><text:span text:style-name="T10">4</text:span><text:span text:style-name="T5">,</text:span><text:span text:style-name="T10">3</text:span><text:span text:style-name="T8">)</text:span><text:span text:style-name="T5">;</text:span></text:p>
      <text:p text:style-name="P33"><text:span text:style-name="T5">title</text:span><text:span text:style-name="T8">(</text:span><text:span text:style-name="T10">'Equalização com 2 atrasos'</text:span><text:span text:style-name="T8">)</text:span><text:span text:style-name="T5">;</text:span></text:p>
      <text:p text:style-name="P33"><text:span text:style-name="T5">plot2d3</text:span><text:span text:style-name="T8">(</text:span><text:span text:style-name="T5">hzs</text:span><text:span text:style-name="T8">(</text:span><text:span text:style-name="T10">2</text:span><text:span text:style-name="T5">,</text:span><text:span text:style-name="T16">:</text:span><text:span text:style-name="T8">))</text:span><text:span text:style-name="T5">;</text:span></text:p>
      <text:p text:style-name="P33"><text:span text:style-name="T5">plot</text:span><text:span text:style-name="T8">(</text:span><text:span text:style-name="T5">hzs</text:span><text:span text:style-name="T8">(</text:span><text:span text:style-name="T10">2</text:span><text:span text:style-name="T5">,</text:span><text:span text:style-name="T16">:</text:span><text:span text:style-name="T8">))</text:span><text:span text:style-name="T5">;</text:span></text:p>
      <text:p text:style-name="P33"><text:span text:style-name="T5">xgrid;</text:span></text:p>
      <text:p text:style-name="Preformatted_20_Text"/>
      <text:p text:style-name="P33"><text:span text:style-name="T5">subplot</text:span><text:span text:style-name="T8">(</text:span><text:span text:style-name="T10">2</text:span><text:span text:style-name="T5">,</text:span><text:span text:style-name="T10">4</text:span><text:span text:style-name="T5">,</text:span><text:span text:style-name="T10">4</text:span><text:span text:style-name="T8">)</text:span><text:span text:style-name="T5">;</text:span></text:p>
      <text:p text:style-name="P33"><text:span text:style-name="T5">title</text:span><text:span text:style-name="T8">(</text:span><text:span text:style-name="T10">'Equalização com 3 atrasos'</text:span><text:span text:style-name="T8">)</text:span><text:span text:style-name="T5">;</text:span></text:p>
      <text:p text:style-name="P33"><text:span text:style-name="T5">plot2d3</text:span><text:span text:style-name="T8">(</text:span><text:span text:style-name="T5">hzs</text:span><text:span text:style-name="T8">(</text:span><text:span text:style-name="T10">3</text:span><text:span text:style-name="T5">,</text:span><text:span text:style-name="T16">:</text:span><text:span text:style-name="T8">))</text:span><text:span text:style-name="T5">;</text:span></text:p>
      <text:p text:style-name="P33"><text:span text:style-name="T5">plot</text:span><text:span text:style-name="T8">(</text:span><text:span text:style-name="T5">hzs</text:span><text:span text:style-name="T8">(</text:span><text:span text:style-name="T10">3</text:span><text:span text:style-name="T5">,</text:span><text:span text:style-name="T16">:</text:span><text:span text:style-name="T8">))</text:span><text:span text:style-name="T5">;</text:span></text:p>
      <text:p text:style-name="P33"><text:span text:style-name="T5">xgrid;</text:span></text:p>
      <text:p text:style-name="Preformatted_20_Text"/>
      <text:p text:style-name="P33"><text:span text:style-name="T5">subplot</text:span><text:span text:style-name="T8">(</text:span><text:span text:style-name="T10">2</text:span><text:span text:style-name="T5">,</text:span><text:span text:style-name="T10">4</text:span><text:span text:style-name="T5">,</text:span><text:span text:style-name="T10">5</text:span><text:span text:style-name="T8">)</text:span><text:span text:style-name="T5">;</text:span></text:p>
      <text:p text:style-name="P33"><text:span text:style-name="T5">title</text:span><text:span text:style-name="T8">(</text:span><text:span text:style-name="T10">'Equalização com 4 atrasos'</text:span><text:span text:style-name="T8">)</text:span><text:span text:style-name="T5">;</text:span></text:p>
      <text:p text:style-name="P33"><text:span text:style-name="T5">plot2d3</text:span><text:span text:style-name="T8">(</text:span><text:span text:style-name="T5">hzs</text:span><text:span text:style-name="T8">(</text:span><text:span text:style-name="T10">4</text:span><text:span text:style-name="T5">,</text:span><text:span text:style-name="T16">:</text:span><text:span text:style-name="T8">))</text:span><text:span text:style-name="T5">;</text:span></text:p>
      <text:p text:style-name="P33"><text:span text:style-name="T5">plot</text:span><text:span text:style-name="T8">(</text:span><text:span text:style-name="T5">hzs</text:span><text:span text:style-name="T8">(</text:span><text:span text:style-name="T10">4</text:span><text:span text:style-name="T5">,</text:span><text:span text:style-name="T16">:</text:span><text:span text:style-name="T8">))</text:span><text:span text:style-name="T5">;</text:span></text:p>
      <text:p text:style-name="P33"><text:span text:style-name="T5">xgrid;</text:span></text:p>
      <text:p text:style-name="Preformatted_20_Text"/>
      <text:p text:style-name="P33"><text:span text:style-name="T5">subplot</text:span><text:span text:style-name="T8">(</text:span><text:span text:style-name="T10">2</text:span><text:span text:style-name="T5">,</text:span><text:span text:style-name="T10">4</text:span><text:span text:style-name="T5">,</text:span><text:span text:style-name="T10">6</text:span><text:span text:style-name="T8">)</text:span><text:span text:style-name="T5">;</text:span></text:p>
      <text:p text:style-name="P33"><text:span text:style-name="T5">title</text:span><text:span text:style-name="T8">(</text:span><text:span text:style-name="T10">'Equalização com 5 atrasos'</text:span><text:span text:style-name="T8">)</text:span><text:span text:style-name="T5">;</text:span></text:p>
      <text:p text:style-name="P33"><text:span text:style-name="T5">plot2d3</text:span><text:span text:style-name="T8">(</text:span><text:span text:style-name="T5">hzs</text:span><text:span text:style-name="T8">(</text:span><text:span text:style-name="T10">5</text:span><text:span text:style-name="T5">,</text:span><text:span text:style-name="T16">:</text:span><text:span text:style-name="T8">))</text:span><text:span text:style-name="T5">;</text:span></text:p>
      <text:p text:style-name="P33"><text:span text:style-name="T5">plot</text:span><text:span text:style-name="T8">(</text:span><text:span text:style-name="T5">hzs</text:span><text:span text:style-name="T8">(</text:span><text:span text:style-name="T10">5</text:span><text:span text:style-name="T5">,</text:span><text:span text:style-name="T16">:</text:span><text:span text:style-name="T8">))</text:span><text:span text:style-name="T5">;</text:span></text:p>
      <text:p text:style-name="P33"><text:span text:style-name="T5">xgrid;</text:span></text:p>
      <text:p text:style-name="Preformatted_20_Text"/>
      <text:p text:style-name="P33"><text:span text:style-name="T5">subplot</text:span><text:span text:style-name="T8">(</text:span><text:span text:style-name="T10">2</text:span><text:span text:style-name="T5">,</text:span><text:span text:style-name="T10">4</text:span><text:span text:style-name="T5">,</text:span><text:span text:style-name="T10">7</text:span><text:span text:style-name="T8">)</text:span><text:span text:style-name="T5">;</text:span></text:p>
      <text:p text:style-name="P33"><text:span text:style-name="T5">title</text:span><text:span text:style-name="T8">(</text:span><text:span text:style-name="T10">'Equalização com 6 atrasos'</text:span><text:span text:style-name="T8">)</text:span><text:span text:style-name="T5">;</text:span></text:p>
      <text:p text:style-name="P33"><text:span text:style-name="T5">plot2d3</text:span><text:span text:style-name="T8">(</text:span><text:span text:style-name="T5">hzs</text:span><text:span text:style-name="T8">(</text:span><text:span text:style-name="T10">6</text:span><text:span text:style-name="T5">,</text:span><text:span text:style-name="T16">:</text:span><text:span text:style-name="T8">))</text:span><text:span text:style-name="T5">;</text:span></text:p>
      <text:p text:style-name="P33"><text:span text:style-name="T5">plot</text:span><text:span text:style-name="T8">(</text:span><text:span text:style-name="T5">hzs</text:span><text:span text:style-name="T8">(</text:span><text:span text:style-name="T10">6</text:span><text:span text:style-name="T5">,</text:span><text:span text:style-name="T16">:</text:span><text:span text:style-name="T8">))</text:span><text:span text:style-name="T5">;</text:span></text:p>
      <text:p text:style-name="P33"><text:span text:style-name="T5">xgrid;</text:span></text:p>
      <text:p text:style-name="Preformatted_20_Text"/>
      <text:p text:style-name="P33"><text:span text:style-name="T5">subplot</text:span><text:span text:style-name="T8">(</text:span><text:span text:style-name="T10">2</text:span><text:span text:style-name="T5">,</text:span><text:span text:style-name="T10">4</text:span><text:span text:style-name="T5">,</text:span><text:span text:style-name="T10">8</text:span><text:span text:style-name="T8">)</text:span><text:span text:style-name="T5">;</text:span></text:p>
      <text:p text:style-name="P33"><text:span text:style-name="T5">title</text:span><text:span text:style-name="T8">(</text:span><text:span text:style-name="T10">'Equalização com 7 atrasos'</text:span><text:span text:style-name="T8">)</text:span><text:span text:style-name="T5">;</text:span></text:p>
      <text:p text:style-name="P33"><text:span text:style-name="T5">plot2d3</text:span><text:span text:style-name="T8">(</text:span><text:span text:style-name="T5">hzs</text:span><text:span text:style-name="T8">(</text:span><text:span text:style-name="T10">7</text:span><text:span text:style-name="T5">,</text:span><text:span text:style-name="T16">:</text:span><text:span text:style-name="T8">))</text:span><text:span text:style-name="T5">;</text:span></text:p>
      <text:p text:style-name="P33"><text:span text:style-name="T5">plot</text:span><text:span text:style-name="T8">(</text:span><text:span text:style-name="T5">hzs</text:span><text:span text:style-name="T8">(</text:span><text:span text:style-name="T10">7</text:span><text:span text:style-name="T5">,</text:span><text:span text:style-name="T16">:</text:span><text:span text:style-name="T8">))</text:span><text:span text:style-name="T5">;</text:span></text:p>
      <text:p text:style-name="P33"><text:span text:style-name="T5">xgrid;</text:span></text:p>
      <text:p text:style-name="Preformatted_20_Text"/>
      <text:p text:style-name="P33"><text:span text:style-name="T5">figure;</text:span></text:p>
      <text:p text:style-name="P31">//Mostra o Diagrama de olho do sinal antes do canal</text:p>
      <text:p text:style-name="P33"><text:span text:style-name="T5">subplot</text:span><text:span text:style-name="T8">(</text:span><text:span text:style-name="T10">3</text:span><text:span text:style-name="T5">,</text:span><text:span text:style-name="T10">1</text:span><text:span text:style-name="T5">,</text:span><text:span text:style-name="T10">1</text:span><text:span text:style-name="T8">)</text:span><text:span text:style-name="T5">;</text:span></text:p>
      <text:p text:style-name="P33"><text:span text:style-name="T5">title</text:span><text:span text:style-name="T8">(</text:span><text:span text:style-name="T10">'Diag. de olho - sinal antes do canal'</text:span><text:span text:style-name="T8">)</text:span><text:span text:style-name="T5">;</text:span></text:p>
      <text:p text:style-name="P33"><text:span text:style-name="T5">l1</text:span> <text:span text:style-name="T12">=</text:span> <text:span text:style-name="T10">1</text:span><text:span text:style-name="T5">;</text:span> <text:span text:style-name="T5">l2</text:span> <text:span text:style-name="T12">=</text:span> <text:span text:style-name="T10">3</text:span><text:span text:style-name="T5">;</text:span> <text:span text:style-name="T5">dif</text:span><text:span text:style-name="T12">=</text:span><text:span text:style-name="T5">l2</text:span><text:span text:style-name="T12">-</text:span><text:span text:style-name="T5">l1;</text:span></text:p>
      <text:p text:style-name="P33"><text:span text:style-name="T5">t1</text:span><text:span text:style-name="T12">=</text:span><text:span text:style-name="T5">l1;t2</text:span><text:span text:style-name="T12">=</text:span><text:span text:style-name="T5">l2;</text:span></text:p>
      <text:p text:style-name="P33"><text:span text:style-name="T5">lim</text:span><text:span text:style-name="T12">=</text:span><text:span text:style-name="T5">floor</text:span><text:span text:style-name="T8">(</text:span><text:span text:style-name="T5">N</text:span><text:span text:style-name="T12">/</text:span><text:span text:style-name="T5">l2</text:span><text:span text:style-name="T8">)</text:span><text:span text:style-name="T5">;</text:span></text:p>
      <text:p text:style-name="P33"><text:span text:style-name="T18">for</text:span> <text:span text:style-name="T5">k</text:span><text:span text:style-name="T12">=</text:span><text:span text:style-name="T10">1</text:span><text:span text:style-name="T16">:</text:span><text:span text:style-name="T5">lim</text:span></text:p>
      <text:p text:style-name="P30"><text:s text:c="4"/><text:span text:style-name="T6">plot</text:span><text:span text:style-name="T9">(</text:span><text:span text:style-name="T6">t1</text:span><text:span text:style-name="T17">:</text:span><text:span text:style-name="T6">t2,x</text:span><text:span text:style-name="T9">(</text:span><text:span text:style-name="T6">l1</text:span><text:span text:style-name="T17">:</text:span><text:span text:style-name="T6">l2</text:span><text:span text:style-name="T9">))</text:span><text:span text:style-name="T6">;</text:span></text:p>
      <text:p text:style-name="P30"><text:soft-page-break/><text:s text:c="4"/><text:span text:style-name="T6">l1</text:span><text:span text:style-name="T20"> </text:span><text:span text:style-name="T13">=</text:span><text:span text:style-name="T20"> </text:span><text:span text:style-name="T6">l2;</text:span><text:span text:style-name="T20"> </text:span><text:span text:style-name="T6">l2</text:span><text:span text:style-name="T20"> </text:span><text:span text:style-name="T13">=</text:span><text:span text:style-name="T20"> </text:span><text:span text:style-name="T6">l1</text:span><text:span text:style-name="T20"> </text:span><text:span text:style-name="T13">+</text:span><text:span text:style-name="T20"> </text:span><text:span text:style-name="T6">dif;</text:span></text:p>
      <text:p text:style-name="P34">end</text:p>
      <text:p text:style-name="Preformatted_20_Text"/>
      <text:p text:style-name="P31">//Mostra o Diagrama de olho do sinal depois do canal</text:p>
      <text:p text:style-name="P33"><text:span text:style-name="T5">subplot</text:span><text:span text:style-name="T8">(</text:span><text:span text:style-name="T10">3</text:span><text:span text:style-name="T5">,</text:span><text:span text:style-name="T10">1</text:span><text:span text:style-name="T5">,</text:span><text:span text:style-name="T10">2</text:span><text:span text:style-name="T8">)</text:span><text:span text:style-name="T5">;</text:span></text:p>
      <text:p text:style-name="P33"><text:span text:style-name="T5">title</text:span><text:span text:style-name="T8">(</text:span><text:span text:style-name="T10">'Diag. de olho - sinal depois do canal'</text:span><text:span text:style-name="T8">)</text:span><text:span text:style-name="T5">;</text:span></text:p>
      <text:p text:style-name="P33"><text:span text:style-name="T5">l1</text:span> <text:span text:style-name="T12">=</text:span> <text:span text:style-name="T10">1</text:span><text:span text:style-name="T5">;</text:span> <text:span text:style-name="T5">l2</text:span> <text:span text:style-name="T12">=</text:span> <text:span text:style-name="T10">3</text:span><text:span text:style-name="T5">;</text:span> <text:span text:style-name="T5">dif</text:span><text:span text:style-name="T12">=</text:span><text:span text:style-name="T5">l2</text:span><text:span text:style-name="T12">-</text:span><text:span text:style-name="T5">l1;</text:span></text:p>
      <text:p text:style-name="P33"><text:span text:style-name="T5">t1</text:span><text:span text:style-name="T12">=</text:span><text:span text:style-name="T5">l1;t2</text:span><text:span text:style-name="T12">=</text:span><text:span text:style-name="T5">l2;</text:span></text:p>
      <text:p text:style-name="P33"><text:span text:style-name="T5">lim</text:span><text:span text:style-name="T12">=</text:span><text:span text:style-name="T5">floor</text:span><text:span text:style-name="T8">(</text:span><text:span text:style-name="T5">N</text:span><text:span text:style-name="T12">/</text:span><text:span text:style-name="T5">l2</text:span><text:span text:style-name="T8">)</text:span><text:span text:style-name="T5">;</text:span></text:p>
      <text:p text:style-name="P33"><text:span text:style-name="T18">for</text:span> <text:span text:style-name="T5">k</text:span><text:span text:style-name="T12">=</text:span><text:span text:style-name="T10">1</text:span><text:span text:style-name="T16">:</text:span><text:span text:style-name="T5">lim</text:span></text:p>
      <text:p text:style-name="P30"><text:s text:c="4"/><text:span text:style-name="T6">plot</text:span><text:span text:style-name="T9">(</text:span><text:span text:style-name="T6">t1</text:span><text:span text:style-name="T17">:</text:span><text:span text:style-name="T6">t2,y</text:span><text:span text:style-name="T9">(</text:span><text:span text:style-name="T6">l1</text:span><text:span text:style-name="T17">:</text:span><text:span text:style-name="T6">l2</text:span><text:span text:style-name="T9">))</text:span><text:span text:style-name="T6">;</text:span></text:p>
      <text:p text:style-name="P30"><text:s text:c="4"/><text:span text:style-name="T6">l1</text:span><text:span text:style-name="T20"> </text:span><text:span text:style-name="T13">=</text:span><text:span text:style-name="T20"> </text:span><text:span text:style-name="T6">l2;</text:span><text:span text:style-name="T20"> </text:span><text:span text:style-name="T6">l2</text:span><text:span text:style-name="T20"> </text:span><text:span text:style-name="T13">=</text:span><text:span text:style-name="T20"> </text:span><text:span text:style-name="T6">l1</text:span><text:span text:style-name="T20"> </text:span><text:span text:style-name="T13">+</text:span><text:span text:style-name="T20"> </text:span><text:span text:style-name="T6">dif;</text:span></text:p>
      <text:p text:style-name="P34">end</text:p>
      <text:p text:style-name="Preformatted_20_Text"/>
      <text:p text:style-name="P31">//Mostra o Diagrama de olho do sinal após Equalizador ZF</text:p>
      <text:p text:style-name="P33"><text:span text:style-name="T5">subplot</text:span><text:span text:style-name="T8">(</text:span><text:span text:style-name="T10">3</text:span><text:span text:style-name="T5">,</text:span><text:span text:style-name="T10">1</text:span><text:span text:style-name="T5">,</text:span><text:span text:style-name="T10">3</text:span><text:span text:style-name="T8">)</text:span><text:span text:style-name="T5">;</text:span></text:p>
      <text:p text:style-name="P33"><text:span text:style-name="T5">title</text:span><text:span text:style-name="T8">(</text:span><text:span text:style-name="T10">'Diag. de olho - Sinal depois do Eq. ZF'</text:span><text:span text:style-name="T8">)</text:span><text:span text:style-name="T5">;</text:span></text:p>
      <text:p text:style-name="P33"><text:span text:style-name="T5">l1</text:span> <text:span text:style-name="T12">=</text:span> <text:span text:style-name="T10">1</text:span><text:span text:style-name="T5">;</text:span> <text:span text:style-name="T5">l2</text:span> <text:span text:style-name="T12">=</text:span> <text:span text:style-name="T10">3</text:span><text:span text:style-name="T5">;</text:span> <text:span text:style-name="T5">dif</text:span><text:span text:style-name="T12">=</text:span><text:span text:style-name="T5">l2</text:span><text:span text:style-name="T12">-</text:span><text:span text:style-name="T5">l1;</text:span></text:p>
      <text:p text:style-name="P33"><text:span text:style-name="T5">t1</text:span><text:span text:style-name="T12">=</text:span><text:span text:style-name="T5">l1;t2</text:span><text:span text:style-name="T12">=</text:span><text:span text:style-name="T5">l2;</text:span></text:p>
      <text:p text:style-name="P33"><text:span text:style-name="T5">lim</text:span><text:span text:style-name="T12">=</text:span><text:span text:style-name="T5">floor</text:span><text:span text:style-name="T8">(</text:span><text:span text:style-name="T5">N</text:span><text:span text:style-name="T12">/</text:span><text:span text:style-name="T5">l2</text:span><text:span text:style-name="T8">)</text:span><text:span text:style-name="T5">;</text:span></text:p>
      <text:p text:style-name="P33"><text:span text:style-name="T18">for</text:span> <text:span text:style-name="T5">k</text:span><text:span text:style-name="T12">=</text:span><text:span text:style-name="T10">1</text:span><text:span text:style-name="T16">:</text:span><text:span text:style-name="T5">lim</text:span></text:p>
      <text:p text:style-name="P30"><text:s text:c="4"/><text:span text:style-name="T6">plot</text:span><text:span text:style-name="T9">(</text:span><text:span text:style-name="T6">t1</text:span><text:span text:style-name="T17">:</text:span><text:span text:style-name="T6">t2,z</text:span><text:span text:style-name="T9">(</text:span><text:span text:style-name="T6">l1</text:span><text:span text:style-name="T17">:</text:span><text:span text:style-name="T6">l2</text:span><text:span text:style-name="T9">))</text:span><text:span text:style-name="T6">;</text:span></text:p>
      <text:p text:style-name="P30"><text:s text:c="4"/><text:span text:style-name="T6">l1</text:span><text:span text:style-name="T20"> </text:span><text:span text:style-name="T13">=</text:span><text:span text:style-name="T20"> </text:span><text:span text:style-name="T6">l2;</text:span><text:span text:style-name="T20"> </text:span><text:span text:style-name="T6">l2</text:span><text:span text:style-name="T20"> </text:span><text:span text:style-name="T13">=</text:span><text:span text:style-name="T20"> </text:span><text:span text:style-name="T6">l1</text:span><text:span text:style-name="T20"> </text:span><text:span text:style-name="T13">+</text:span><text:span text:style-name="T20"> </text:span><text:span text:style-name="T6">dif;</text:span></text:p>
      <text:p text:style-name="P37">end</text:p>
      <text:p text:style-name="P32">//Trabalho de Simulação</text:p>
      <text:p text:style-name="P31">//Disciplina: Sistemas de Comunicação II</text:p>
      <text:p text:style-name="P31">//Dupla: Stéphanie Braga e Hugaleno</text:p>
      <text:p text:style-name="P31">//Questão 1 - item a: Sinalização On-Off e cálculo de espectro de potência.</text:p>
      <text:p text:style-name="Preformatted_20_Text"/>
      <text:p text:style-name="P33"><text:span text:style-name="T5">clc;</text:span></text:p>
      <text:p text:style-name="P33"><text:span text:style-name="T5">close;</text:span></text:p>
      <text:p text:style-name="P33"><text:span text:style-name="T5">clear;</text:span></text:p>
      <text:p text:style-name="Preformatted_20_Text"/>
      <text:p text:style-name="P31">//gera sinal</text:p>
      <text:p text:style-name="P33"><text:span text:style-name="T5">N</text:span><text:span text:style-name="T12">=</text:span><text:span text:style-name="T10">10000</text:span><text:span text:style-name="T5">;</text:span></text:p>
      <text:p text:style-name="P33"><text:span text:style-name="T5">b</text:span><text:span text:style-name="T12">=</text:span><text:span text:style-name="T5">rand</text:span><text:span text:style-name="T8">(</text:span><text:span text:style-name="T10">1</text:span><text:span text:style-name="T5">,N</text:span><text:span text:style-name="T8">)</text:span><text:span text:style-name="T5">;</text:span> <text:span text:style-name="T14">//Gera matriz com valores N aleatórios entre 0 e 1.</text:span></text:p>
      <text:p text:style-name="P33"><text:span text:style-name="T5">x</text:span><text:span text:style-name="T12">=</text:span><text:span text:style-name="T5">round</text:span><text:span text:style-name="T8">(</text:span><text:span text:style-name="T5">b</text:span><text:span text:style-name="T8">)</text:span><text:span text:style-name="T5">;</text:span> <text:s/><text:span text:style-name="T14">//arredonda os valores para 0 ou 1.</text:span></text:p>
      <text:p text:style-name="Preformatted_20_Text"/>
      <text:p text:style-name="P33"><text:span text:style-name="T5">nx</text:span><text:span text:style-name="T12">=</text:span><text:span text:style-name="T5">size</text:span><text:span text:style-name="T8">(</text:span><text:span text:style-name="T5">x,</text:span><text:span text:style-name="T10">2</text:span><text:span text:style-name="T8">)</text:span><text:span text:style-name="T5">;</text:span> <text:s text:c="4"/><text:span text:style-name="T14">//retorna o número de colunas de x</text:span></text:p>
      <text:p text:style-name="Preformatted_20_Text"/>
      <text:p text:style-name="P33"><text:span text:style-name="T5">bitResolution</text:span><text:span text:style-name="T12">=</text:span><text:span text:style-name="T10">10</text:span><text:span text:style-name="T5">;</text:span> <text:span text:style-name="T14">//numero de amostras por cada simbolo da sequencia</text:span></text:p>
      <text:p text:style-name="P33"><text:span text:style-name="T5">bitTime</text:span><text:span text:style-name="T12">=</text:span><text:span text:style-name="T10">1</text:span><text:span text:style-name="T5">;</text:span> <text:s/><text:span text:style-name="T14">//Tempo de bit</text:span></text:p>
      <text:p text:style-name="Preformatted_20_Text"/>
      <text:p text:style-name="P31">//matriz de 3 linhas que indica o pulso a ser usado em cada simbolo. </text:p>
      <text:p text:style-name="P33"><text:span text:style-name="T5">p</text:span><text:span text:style-name="T12">=</text:span><text:span text:style-name="T8">[</text:span><text:span text:style-name="T5">ones</text:span><text:span text:style-name="T8">(</text:span><text:span text:style-name="T10">1</text:span><text:span text:style-name="T5">,bitResolution</text:span><text:span text:style-name="T8">)</text:span><text:span text:style-name="T5">;zeros</text:span><text:span text:style-name="T8">(</text:span><text:span text:style-name="T10">1</text:span><text:span text:style-name="T5">,bitResolution</text:span><text:span text:style-name="T8">)]</text:span><text:span text:style-name="T5">;</text:span></text:p>
      <text:p text:style-name="Preformatted_20_Text"/>
      <text:p text:style-name="P31">//pre-atribuição para y. Matriz de 1 linha e nx*bitResolution colunas.</text:p>
      <text:p text:style-name="P33"><text:span text:style-name="T5">y</text:span><text:span text:style-name="T12">=</text:span><text:span text:style-name="T5">zeros</text:span><text:span text:style-name="T8">(</text:span><text:span text:style-name="T10">1</text:span><text:span text:style-name="T5">,nx</text:span><text:span text:style-name="T12">*</text:span><text:span text:style-name="T5">bitResolution</text:span><text:span text:style-name="T8">)</text:span><text:span text:style-name="T5">;</text:span></text:p>
      <text:p text:style-name="Preformatted_20_Text"/>
      <text:p text:style-name="P33"><text:span text:style-name="T5">n</text:span><text:span text:style-name="T12">=</text:span><text:span text:style-name="T10">20</text:span><text:span text:style-name="T5">;</text:span> <text:span text:style-name="T14">//quantidade de bits da sequancia a serem plotados no gráfico</text:span></text:p>
      <text:p text:style-name="P33"><text:span text:style-name="T5">Nshow</text:span><text:span text:style-name="T12">=</text:span><text:span text:style-name="T5">n</text:span><text:span text:style-name="T12">*</text:span><text:span text:style-name="T5">bitResolution;</text:span></text:p>
      <text:p text:style-name="P31">//eixo de tempo para plotagem</text:p>
      <text:p text:style-name="P33"><text:span text:style-name="T5">timeAxis</text:span><text:span text:style-name="T12">=</text:span><text:span text:style-name="T8">[</text:span><text:span text:style-name="T10">0</text:span><text:span text:style-name="T16">:</text:span><text:span text:style-name="T5">Nshow</text:span><text:span text:style-name="T12">-</text:span><text:span text:style-name="T10">1</text:span><text:span text:style-name="T8">]</text:span><text:span text:style-name="T12">*</text:span><text:span text:style-name="T8">(</text:span><text:span text:style-name="T5">bitTime</text:span><text:span text:style-name="T12">/</text:span><text:span text:style-name="T5">bitResolution</text:span><text:span text:style-name="T8">)</text:span><text:span text:style-name="T5">;</text:span></text:p>
      <text:p text:style-name="Preformatted_20_Text"/>
      <text:p text:style-name="P31">//gera Sinalização On_Off</text:p>
      <text:p text:style-name="P33"><text:span text:style-name="T5">i</text:span><text:span text:style-name="T12">=</text:span><text:span text:style-name="T10">1</text:span><text:span text:style-name="T5">;</text:span></text:p>
      <text:p text:style-name="P33"><text:span text:style-name="T18">while</text:span> <text:span text:style-name="T5">i</text:span><text:span text:style-name="T12">&lt;</text:span> <text:span text:style-name="T5">nx</text:span><text:span text:style-name="T12">+</text:span><text:span text:style-name="T10">1</text:span></text:p>
      <text:p text:style-name="P30"><text:s text:c="4"/><text:span text:style-name="T6">start</text:span><text:span text:style-name="T20"> </text:span><text:span text:style-name="T13">=</text:span><text:span text:style-name="T20"> </text:span><text:span text:style-name="T11">1</text:span><text:span text:style-name="T13">+</text:span><text:span text:style-name="T9">(</text:span><text:span text:style-name="T6">bitResolution</text:span><text:span text:style-name="T13">*</text:span><text:span text:style-name="T9">(</text:span><text:span text:style-name="T6">i</text:span><text:span text:style-name="T13">-</text:span><text:span text:style-name="T11">1</text:span><text:span text:style-name="T9">))</text:span><text:span text:style-name="T6">;</text:span></text:p>
      <text:p text:style-name="P30"><text:s text:c="4"/><text:span text:style-name="T6">fim</text:span><text:span text:style-name="T20"> </text:span><text:span text:style-name="T13">=</text:span><text:span text:style-name="T20"> </text:span><text:span text:style-name="T6">i</text:span><text:span text:style-name="T13">*</text:span><text:span text:style-name="T6">bitResolution;</text:span></text:p>
      <text:p text:style-name="P30"><text:s text:c="4"/><text:span text:style-name="T19">if</text:span><text:span text:style-name="T20"> </text:span><text:span text:style-name="T9">(</text:span><text:span text:style-name="T6">x</text:span><text:span text:style-name="T9">(</text:span><text:span text:style-name="T11">1</text:span><text:span text:style-name="T6">,i</text:span><text:span text:style-name="T9">)</text:span><text:span text:style-name="T13">==</text:span><text:span text:style-name="T11">1</text:span><text:span text:style-name="T9">)</text:span></text:p>
      <text:p text:style-name="P30"><text:s text:c="8"/><text:span text:style-name="T6">y</text:span><text:span text:style-name="T9">(</text:span><text:span text:style-name="T11">1</text:span><text:span text:style-name="T6">,start</text:span><text:span text:style-name="T17">:</text:span><text:span text:style-name="T6">fim</text:span><text:span text:style-name="T9">)</text:span><text:span text:style-name="T20"> </text:span><text:span text:style-name="T13">=</text:span><text:span text:style-name="T20"> </text:span><text:span text:style-name="T6">p</text:span><text:span text:style-name="T9">(</text:span><text:span text:style-name="T11">1</text:span><text:span text:style-name="T6">,</text:span><text:span text:style-name="T17">:</text:span><text:span text:style-name="T9">)</text:span><text:span text:style-name="T6">;</text:span></text:p>
      <text:p text:style-name="P30"><text:soft-page-break/><text:s text:c="4"/><text:span text:style-name="T19">else</text:span></text:p>
      <text:p text:style-name="P30"><text:s text:c="8"/><text:span text:style-name="T6">y</text:span><text:span text:style-name="T9">(</text:span><text:span text:style-name="T11">1</text:span><text:span text:style-name="T6">,start</text:span><text:span text:style-name="T17">:</text:span><text:span text:style-name="T6">fim</text:span><text:span text:style-name="T9">)</text:span><text:span text:style-name="T20"> </text:span><text:span text:style-name="T13">=</text:span><text:span text:style-name="T20"> </text:span><text:span text:style-name="T6">p</text:span><text:span text:style-name="T9">(</text:span><text:span text:style-name="T11">2</text:span><text:span text:style-name="T6">,</text:span><text:span text:style-name="T17">:</text:span><text:span text:style-name="T9">)</text:span><text:span text:style-name="T6">;</text:span></text:p>
      <text:p text:style-name="P30"><text:s text:c="4"/><text:span text:style-name="T19">end</text:span></text:p>
      <text:p text:style-name="P30"><text:s text:c="4"/><text:span text:style-name="T6">i</text:span><text:span text:style-name="T13">=</text:span><text:span text:style-name="T6">i</text:span><text:span text:style-name="T13">+</text:span><text:span text:style-name="T11">1</text:span><text:span text:style-name="T6">;</text:span></text:p>
      <text:p text:style-name="P34">end</text:p>
      <text:p text:style-name="Preformatted_20_Text"/>
      <text:p text:style-name="P31">//calcula o espectro de potência</text:p>
      <text:p text:style-name="P33"><text:span text:style-name="T5">sy</text:span><text:span text:style-name="T12">=</text:span><text:span text:style-name="T5">abs</text:span><text:span text:style-name="T8">(</text:span><text:span text:style-name="T5">fft</text:span><text:span text:style-name="T8">(</text:span><text:span text:style-name="T5">y</text:span><text:span text:style-name="T8">))</text:span><text:span text:style-name="T5">;</text:span></text:p>
      <text:p text:style-name="P33"><text:span text:style-name="T5">sy</text:span><text:span text:style-name="T12">=</text:span><text:span text:style-name="T5">fftshift</text:span><text:span text:style-name="T8">(</text:span><text:span text:style-name="T5">sy</text:span><text:span text:style-name="T8">)</text:span><text:span text:style-name="T5">;</text:span></text:p>
      <text:p text:style-name="P33"><text:span text:style-name="T5">sy</text:span><text:span text:style-name="T12">=</text:span><text:span text:style-name="T5">sy</text:span><text:span text:style-name="T12">.*</text:span><text:span text:style-name="T5">sy;</text:span></text:p>
      <text:p text:style-name="Preformatted_20_Text"/>
      <text:p text:style-name="P31">//**Plotagens**//</text:p>
      <text:p text:style-name="Preformatted_20_Text"/>
      <text:p text:style-name="P31">//mostra os n primeiros bits do codigo de linha On-Off NRZ</text:p>
      <text:p text:style-name="P33"><text:span text:style-name="T5">subplot</text:span><text:span text:style-name="T8">(</text:span><text:span text:style-name="T10">2</text:span><text:span text:style-name="T5">,</text:span><text:span text:style-name="T10">1</text:span><text:span text:style-name="T5">,</text:span><text:span text:style-name="T10">1</text:span><text:span text:style-name="T8">)</text:span><text:span text:style-name="T5">;</text:span></text:p>
      <text:p text:style-name="P33"><text:span text:style-name="T5">title</text:span><text:span text:style-name="T8">(</text:span><text:span text:style-name="T10">'On-Off NRZ'</text:span><text:span text:style-name="T8">)</text:span><text:span text:style-name="T5">;</text:span></text:p>
      <text:p text:style-name="P33"><text:span text:style-name="T5">plot</text:span><text:span text:style-name="T8">(</text:span><text:span text:style-name="T5">timeAxis,y</text:span><text:span text:style-name="T8">(</text:span><text:span text:style-name="T10">1</text:span><text:span text:style-name="T5">,</text:span><text:span text:style-name="T10">1</text:span><text:span text:style-name="T16">:</text:span><text:span text:style-name="T5">Nshow</text:span><text:span text:style-name="T8">)</text:span><text:span text:style-name="T5">,</text:span> <text:span text:style-name="T10">"-o"</text:span><text:span text:style-name="T8">)</text:span><text:span text:style-name="T5">;</text:span></text:p>
      <text:p text:style-name="P33"><text:span text:style-name="T5">xgrid;</text:span></text:p>
      <text:p text:style-name="Preformatted_20_Text"/>
      <text:p text:style-name="P31">//mostra o espectro de potência</text:p>
      <text:p text:style-name="P33"><text:span text:style-name="T5">subplot</text:span><text:span text:style-name="T8">(</text:span><text:span text:style-name="T10">2</text:span><text:span text:style-name="T5">,</text:span><text:span text:style-name="T10">1</text:span><text:span text:style-name="T5">,</text:span><text:span text:style-name="T10">2</text:span><text:span text:style-name="T8">)</text:span><text:span text:style-name="T5">;</text:span></text:p>
      <text:p text:style-name="P33"><text:span text:style-name="T5">title</text:span><text:span text:style-name="T8">(</text:span><text:span text:style-name="T10">'Espectro de Potência'</text:span><text:span text:style-name="T8">)</text:span><text:span text:style-name="T5">;</text:span></text:p>
      <text:p text:style-name="P35"><text:span text:style-name="T5">plot</text:span><text:span text:style-name="T8">(</text:span><text:span text:style-name="T5">sy</text:span><text:span text:style-name="T8">)</text:span><text:span text:style-name="T5">;</text:span></text:p>
      <text:p text:style-name="P32">//Trabalho de Simulação</text:p>
      <text:p text:style-name="P31">//Disciplina: Sistemas de Comunicação II</text:p>
      <text:p text:style-name="P31">//Dupla: Stéphanie Braga e Hugaleno</text:p>
      <text:p text:style-name="P31">//Questão 1 - item b: Sinalização polar e cálculo de espectro de potência.</text:p>
      <text:p text:style-name="Preformatted_20_Text"/>
      <text:p text:style-name="P33"><text:span text:style-name="T5">clc;</text:span></text:p>
      <text:p text:style-name="P33"><text:span text:style-name="T5">close;</text:span></text:p>
      <text:p text:style-name="P33"><text:span text:style-name="T5">clear;</text:span></text:p>
      <text:p text:style-name="Preformatted_20_Text"/>
      <text:p text:style-name="P31">//gera sinal</text:p>
      <text:p text:style-name="P33"><text:span text:style-name="T5">N</text:span><text:span text:style-name="T12">=</text:span><text:span text:style-name="T10">10000</text:span><text:span text:style-name="T5">;</text:span></text:p>
      <text:p text:style-name="P33"><text:span text:style-name="T5">b</text:span><text:span text:style-name="T12">=</text:span><text:span text:style-name="T5">rand</text:span><text:span text:style-name="T8">(</text:span><text:span text:style-name="T10">1</text:span><text:span text:style-name="T5">,N</text:span><text:span text:style-name="T8">)</text:span><text:span text:style-name="T5">;</text:span> <text:span text:style-name="T14">//Gera matriz com valores aleatórios entre 0 e 1.</text:span></text:p>
      <text:p text:style-name="P33"><text:span text:style-name="T5">x</text:span><text:span text:style-name="T12">=</text:span><text:span text:style-name="T5">round</text:span><text:span text:style-name="T8">(</text:span><text:span text:style-name="T5">b</text:span><text:span text:style-name="T8">)</text:span><text:span text:style-name="T5">;</text:span> <text:s/><text:span text:style-name="T14">//arredonda os valores para 0 ou 1.</text:span></text:p>
      <text:p text:style-name="Preformatted_20_Text"/>
      <text:p text:style-name="P33"><text:span text:style-name="T5">nx</text:span><text:span text:style-name="T12">=</text:span><text:span text:style-name="T5">size</text:span><text:span text:style-name="T8">(</text:span><text:span text:style-name="T5">x,</text:span><text:span text:style-name="T10">2</text:span><text:span text:style-name="T8">)</text:span><text:span text:style-name="T5">;</text:span> <text:s text:c="4"/><text:span text:style-name="T14">//retorna o número de colunas de x</text:span></text:p>
      <text:p text:style-name="Preformatted_20_Text"/>
      <text:p text:style-name="P33"><text:span text:style-name="T5">bitResolution</text:span><text:span text:style-name="T12">=</text:span><text:span text:style-name="T10">10</text:span><text:span text:style-name="T5">;</text:span> <text:span text:style-name="T14">//numero de amostras por cada simbolo da sequencia</text:span></text:p>
      <text:p text:style-name="P33"><text:span text:style-name="T5">bitTime</text:span><text:span text:style-name="T12">=</text:span><text:span text:style-name="T10">1</text:span><text:span text:style-name="T5">;</text:span> <text:s/><text:span text:style-name="T14">//Tempo de bit</text:span></text:p>
      <text:p text:style-name="Preformatted_20_Text"/>
      <text:p text:style-name="P31">//matriz de 3 linhas que indica o pulso a ser usado em cada simbolo. </text:p>
      <text:p text:style-name="P33"><text:span text:style-name="T5">p</text:span><text:span text:style-name="T12">=</text:span><text:span text:style-name="T8">[</text:span><text:span text:style-name="T5">ones</text:span><text:span text:style-name="T8">(</text:span><text:span text:style-name="T10">1</text:span><text:span text:style-name="T5">,bitResolution</text:span><text:span text:style-name="T8">)</text:span><text:span text:style-name="T5">;ones</text:span><text:span text:style-name="T8">(</text:span><text:span text:style-name="T10">1</text:span><text:span text:style-name="T5">,bitResolution</text:span><text:span text:style-name="T8">)</text:span><text:span text:style-name="T12">*-</text:span><text:span text:style-name="T10">1</text:span><text:span text:style-name="T8">]</text:span><text:span text:style-name="T5">;</text:span></text:p>
      <text:p text:style-name="Preformatted_20_Text"/>
      <text:p text:style-name="P31">//pre-atribuição para y. Matriz de 1 linha e nx*bitResolution colunas.</text:p>
      <text:p text:style-name="P33"><text:span text:style-name="T5">y</text:span><text:span text:style-name="T12">=</text:span><text:span text:style-name="T5">zeros</text:span><text:span text:style-name="T8">(</text:span><text:span text:style-name="T10">1</text:span><text:span text:style-name="T5">,nx</text:span><text:span text:style-name="T12">*</text:span><text:span text:style-name="T5">bitResolution</text:span><text:span text:style-name="T8">)</text:span><text:span text:style-name="T5">;</text:span></text:p>
      <text:p text:style-name="Preformatted_20_Text"/>
      <text:p text:style-name="P33"><text:span text:style-name="T5">n</text:span><text:span text:style-name="T12">=</text:span><text:span text:style-name="T10">20</text:span><text:span text:style-name="T5">;</text:span> <text:span text:style-name="T14">//quantidade de bits da sequancia a serem plotados no gráfico</text:span></text:p>
      <text:p text:style-name="P33"><text:span text:style-name="T5">Nshow</text:span><text:span text:style-name="T12">=</text:span><text:span text:style-name="T5">n</text:span><text:span text:style-name="T12">*</text:span><text:span text:style-name="T5">bitResolution;</text:span></text:p>
      <text:p text:style-name="Preformatted_20_Text"/>
      <text:p text:style-name="P31">//eixo de tempo para plotagem</text:p>
      <text:p text:style-name="P33"><text:span text:style-name="T5">timeAxis</text:span><text:span text:style-name="T12">=</text:span><text:span text:style-name="T8">[</text:span><text:span text:style-name="T10">0</text:span><text:span text:style-name="T16">:</text:span><text:span text:style-name="T5">Nshow</text:span><text:span text:style-name="T12">-</text:span><text:span text:style-name="T10">1</text:span><text:span text:style-name="T8">]</text:span><text:span text:style-name="T12">*</text:span><text:span text:style-name="T8">(</text:span><text:span text:style-name="T5">bitTime</text:span><text:span text:style-name="T12">/</text:span><text:span text:style-name="T5">bitResolution</text:span><text:span text:style-name="T8">)</text:span><text:span text:style-name="T5">;</text:span></text:p>
      <text:p text:style-name="Preformatted_20_Text"/>
      <text:p text:style-name="P31">//gera sinalização polar NRZ</text:p>
      <text:p text:style-name="P33"><text:span text:style-name="T5">i</text:span><text:span text:style-name="T12">=</text:span><text:span text:style-name="T10">1</text:span><text:span text:style-name="T5">;</text:span></text:p>
      <text:p text:style-name="P33"><text:span text:style-name="T18">while</text:span> <text:span text:style-name="T5">i</text:span><text:span text:style-name="T12">&lt;</text:span> <text:span text:style-name="T5">nx</text:span><text:span text:style-name="T12">+</text:span><text:span text:style-name="T10">1</text:span></text:p>
      <text:p text:style-name="P30"><text:s text:c="4"/><text:span text:style-name="T6">start</text:span><text:span text:style-name="T20"> </text:span><text:span text:style-name="T13">=</text:span><text:span text:style-name="T20"> </text:span><text:span text:style-name="T11">1</text:span><text:span text:style-name="T13">+</text:span><text:span text:style-name="T9">(</text:span><text:span text:style-name="T6">bitResolution</text:span><text:span text:style-name="T13">*</text:span><text:span text:style-name="T9">(</text:span><text:span text:style-name="T6">i</text:span><text:span text:style-name="T13">-</text:span><text:span text:style-name="T11">1</text:span><text:span text:style-name="T9">))</text:span><text:span text:style-name="T6">;</text:span></text:p>
      <text:p text:style-name="P30"><text:s text:c="4"/><text:span text:style-name="T6">fim</text:span><text:span text:style-name="T20"> </text:span><text:span text:style-name="T13">=</text:span><text:span text:style-name="T20"> </text:span><text:span text:style-name="T6">i</text:span><text:span text:style-name="T13">*</text:span><text:span text:style-name="T6">bitResolution;</text:span></text:p>
      <text:p text:style-name="P30"><text:s text:c="4"/><text:span text:style-name="T19">if</text:span><text:span text:style-name="T20"> </text:span><text:span text:style-name="T9">(</text:span><text:span text:style-name="T6">x</text:span><text:span text:style-name="T9">(</text:span><text:span text:style-name="T11">1</text:span><text:span text:style-name="T6">,i</text:span><text:span text:style-name="T9">)</text:span><text:span text:style-name="T13">==</text:span><text:span text:style-name="T11">1</text:span><text:span text:style-name="T9">)</text:span></text:p>
      <text:p text:style-name="P30"><text:s text:c="8"/><text:span text:style-name="T6">y</text:span><text:span text:style-name="T9">(</text:span><text:span text:style-name="T11">1</text:span><text:span text:style-name="T6">,start</text:span><text:span text:style-name="T17">:</text:span><text:span text:style-name="T6">fim</text:span><text:span text:style-name="T9">)</text:span><text:span text:style-name="T20"> </text:span><text:span text:style-name="T13">=</text:span><text:span text:style-name="T20"> </text:span><text:span text:style-name="T6">p</text:span><text:span text:style-name="T9">(</text:span><text:span text:style-name="T11">1</text:span><text:span text:style-name="T6">,</text:span><text:span text:style-name="T17">:</text:span><text:span text:style-name="T9">)</text:span><text:span text:style-name="T6">;</text:span></text:p>
      <text:p text:style-name="P30"><text:soft-page-break/><text:s text:c="4"/><text:span text:style-name="T19">else</text:span></text:p>
      <text:p text:style-name="P30"><text:s text:c="8"/><text:span text:style-name="T6">y</text:span><text:span text:style-name="T9">(</text:span><text:span text:style-name="T11">1</text:span><text:span text:style-name="T6">,start</text:span><text:span text:style-name="T17">:</text:span><text:span text:style-name="T6">fim</text:span><text:span text:style-name="T9">)</text:span><text:span text:style-name="T20"> </text:span><text:span text:style-name="T13">=</text:span><text:span text:style-name="T20"> </text:span><text:span text:style-name="T6">p</text:span><text:span text:style-name="T9">(</text:span><text:span text:style-name="T11">2</text:span><text:span text:style-name="T6">,</text:span><text:span text:style-name="T17">:</text:span><text:span text:style-name="T9">)</text:span><text:span text:style-name="T6">;</text:span></text:p>
      <text:p text:style-name="P30"><text:s text:c="4"/><text:span text:style-name="T19">end</text:span></text:p>
      <text:p text:style-name="P30"><text:s text:c="4"/><text:span text:style-name="T6">i</text:span><text:span text:style-name="T13">=</text:span><text:span text:style-name="T6">i</text:span><text:span text:style-name="T13">+</text:span><text:span text:style-name="T11">1</text:span><text:span text:style-name="T6">;</text:span></text:p>
      <text:p text:style-name="P34">end</text:p>
      <text:p text:style-name="Preformatted_20_Text"/>
      <text:p text:style-name="P31">//calcula o espectro de potência</text:p>
      <text:p text:style-name="P33"><text:span text:style-name="T5">sy</text:span><text:span text:style-name="T12">=</text:span><text:span text:style-name="T5">abs</text:span><text:span text:style-name="T8">(</text:span><text:span text:style-name="T5">fft</text:span><text:span text:style-name="T8">(</text:span><text:span text:style-name="T5">y</text:span><text:span text:style-name="T8">))</text:span><text:span text:style-name="T5">;</text:span></text:p>
      <text:p text:style-name="P33"><text:span text:style-name="T5">sy</text:span><text:span text:style-name="T12">=</text:span><text:span text:style-name="T5">fftshift</text:span><text:span text:style-name="T8">(</text:span><text:span text:style-name="T5">sy</text:span><text:span text:style-name="T8">)</text:span><text:span text:style-name="T5">;</text:span></text:p>
      <text:p text:style-name="P33"><text:span text:style-name="T5">sy</text:span><text:span text:style-name="T12">=</text:span><text:span text:style-name="T5">sy</text:span><text:span text:style-name="T12">.*</text:span><text:span text:style-name="T5">sy;</text:span></text:p>
      <text:p text:style-name="Preformatted_20_Text"/>
      <text:p text:style-name="P31">//***Plotagens***//</text:p>
      <text:p text:style-name="P31">//mostra o codigo de linha bipolar NRZ</text:p>
      <text:p text:style-name="P33"><text:span text:style-name="T5">subplot</text:span><text:span text:style-name="T8">(</text:span><text:span text:style-name="T10">2</text:span><text:span text:style-name="T5">,</text:span><text:span text:style-name="T10">1</text:span><text:span text:style-name="T5">,</text:span><text:span text:style-name="T10">1</text:span><text:span text:style-name="T8">)</text:span><text:span text:style-name="T5">;</text:span></text:p>
      <text:p text:style-name="P33"><text:span text:style-name="T5">title</text:span><text:span text:style-name="T8">(</text:span><text:span text:style-name="T10">'polar NRZ'</text:span><text:span text:style-name="T8">)</text:span><text:span text:style-name="T5">;</text:span></text:p>
      <text:p text:style-name="P33"><text:span text:style-name="T5">plot</text:span><text:span text:style-name="T8">(</text:span><text:span text:style-name="T5">timeAxis,y</text:span><text:span text:style-name="T8">(</text:span><text:span text:style-name="T10">1</text:span><text:span text:style-name="T5">,</text:span><text:span text:style-name="T10">1</text:span><text:span text:style-name="T16">:</text:span><text:span text:style-name="T5">Nshow</text:span><text:span text:style-name="T8">)</text:span><text:span text:style-name="T5">,</text:span> <text:span text:style-name="T10">"-o"</text:span><text:span text:style-name="T8">)</text:span><text:span text:style-name="T5">;</text:span></text:p>
      <text:p text:style-name="P33"><text:span text:style-name="T5">xgrid;</text:span></text:p>
      <text:p text:style-name="Preformatted_20_Text"/>
      <text:p text:style-name="P31">//mostra o espectro de potência</text:p>
      <text:p text:style-name="P33"><text:span text:style-name="T5">subplot</text:span><text:span text:style-name="T8">(</text:span><text:span text:style-name="T10">2</text:span><text:span text:style-name="T5">,</text:span><text:span text:style-name="T10">1</text:span><text:span text:style-name="T5">,</text:span><text:span text:style-name="T10">2</text:span><text:span text:style-name="T8">)</text:span><text:span text:style-name="T5">;</text:span></text:p>
      <text:p text:style-name="P33"><text:span text:style-name="T5">title</text:span><text:span text:style-name="T8">(</text:span><text:span text:style-name="T10">'Espectro de Potência'</text:span><text:span text:style-name="T8">)</text:span><text:span text:style-name="T5">;</text:span></text:p>
      <text:p text:style-name="P35"><text:span text:style-name="T5">plot</text:span><text:span text:style-name="T8">(</text:span><text:span text:style-name="T5">sy</text:span><text:span text:style-name="T8">)</text:span><text:span text:style-name="T5">;</text:span></text:p>
      <text:p text:style-name="P32">//Trabalho de Simulação</text:p>
      <text:p text:style-name="P31">//Disciplina: Sistemas de Comunicação II</text:p>
      <text:p text:style-name="P31">//Dupla: Stéphanie Braga e Hugaleno</text:p>
      <text:p text:style-name="P31">//Questão 1 - item c: Sinalização bipolar e cálculo de espectro de potência.</text:p>
      <text:p text:style-name="Preformatted_20_Text"/>
      <text:p text:style-name="P33"><text:span text:style-name="T5">clc;</text:span></text:p>
      <text:p text:style-name="P33"><text:span text:style-name="T5">close;</text:span></text:p>
      <text:p text:style-name="P33"><text:span text:style-name="T5">clear;</text:span></text:p>
      <text:p text:style-name="Preformatted_20_Text"/>
      <text:p text:style-name="P31">//gera sinal</text:p>
      <text:p text:style-name="P33"><text:span text:style-name="T5">N</text:span><text:span text:style-name="T12">=</text:span><text:span text:style-name="T10">10000</text:span><text:span text:style-name="T5">;</text:span></text:p>
      <text:p text:style-name="P33"><text:span text:style-name="T5">b</text:span><text:span text:style-name="T12">=</text:span><text:span text:style-name="T5">rand</text:span><text:span text:style-name="T8">(</text:span><text:span text:style-name="T10">1</text:span><text:span text:style-name="T5">,N</text:span><text:span text:style-name="T8">)</text:span><text:span text:style-name="T5">;</text:span> <text:span text:style-name="T14">//Gera matriz com valores aleatórios entre 0 e 1.</text:span></text:p>
      <text:p text:style-name="P33"><text:span text:style-name="T5">x</text:span><text:span text:style-name="T12">=</text:span><text:span text:style-name="T5">round</text:span><text:span text:style-name="T8">(</text:span><text:span text:style-name="T5">b</text:span><text:span text:style-name="T8">)</text:span><text:span text:style-name="T5">;</text:span> <text:s/><text:span text:style-name="T14">//arredonda os valores para 0 ou 1.</text:span></text:p>
      <text:p text:style-name="Preformatted_20_Text"/>
      <text:p text:style-name="P33"><text:span text:style-name="T5">nx</text:span><text:span text:style-name="T12">=</text:span><text:span text:style-name="T5">size</text:span><text:span text:style-name="T8">(</text:span><text:span text:style-name="T5">x,</text:span><text:span text:style-name="T10">2</text:span><text:span text:style-name="T8">)</text:span><text:span text:style-name="T5">;</text:span> <text:s text:c="4"/><text:span text:style-name="T14">//retorna o número de colunas de x</text:span></text:p>
      <text:p text:style-name="Preformatted_20_Text"/>
      <text:p text:style-name="P33"><text:span text:style-name="T5">bitResolution</text:span><text:span text:style-name="T12">=</text:span><text:span text:style-name="T10">10</text:span><text:span text:style-name="T5">;</text:span> <text:span text:style-name="T14">//numero de amostras por cada simbolo da sequencia</text:span></text:p>
      <text:p text:style-name="P33"><text:span text:style-name="T5">bitTime</text:span><text:span text:style-name="T12">=</text:span><text:span text:style-name="T10">1</text:span><text:span text:style-name="T5">;</text:span> <text:s/><text:span text:style-name="T14">//Tempo de bit</text:span></text:p>
      <text:p text:style-name="Preformatted_20_Text"/>
      <text:p text:style-name="P31">//matriz de 3 linhas que indica o pulso a ser usado em cada simbolo. </text:p>
      <text:p text:style-name="P33"><text:span text:style-name="T5">p</text:span><text:span text:style-name="T12">=</text:span><text:span text:style-name="T8">[</text:span><text:span text:style-name="T5">ones</text:span><text:span text:style-name="T8">(</text:span><text:span text:style-name="T10">1</text:span><text:span text:style-name="T5">,bitResolution</text:span><text:span text:style-name="T8">)</text:span><text:span text:style-name="T5">;ones</text:span><text:span text:style-name="T8">(</text:span><text:span text:style-name="T10">1</text:span><text:span text:style-name="T5">,bitResolution</text:span><text:span text:style-name="T8">)</text:span><text:span text:style-name="T12">*-</text:span><text:span text:style-name="T10">1</text:span><text:span text:style-name="T5">;zeros</text:span><text:span text:style-name="T8">(</text:span><text:span text:style-name="T10">1</text:span><text:span text:style-name="T5">,bitResolution</text:span><text:span text:style-name="T8">)]</text:span><text:span text:style-name="T5">;</text:span></text:p>
      <text:p text:style-name="Preformatted_20_Text"/>
      <text:p text:style-name="P31">//pre-atribuição para y. Matriz de 1 linha e nx*bitResolution colunas.</text:p>
      <text:p text:style-name="P33"><text:span text:style-name="T5">y</text:span><text:span text:style-name="T12">=</text:span><text:span text:style-name="T5">zeros</text:span><text:span text:style-name="T8">(</text:span><text:span text:style-name="T10">1</text:span><text:span text:style-name="T5">,nx</text:span><text:span text:style-name="T12">*</text:span><text:span text:style-name="T5">bitResolution</text:span><text:span text:style-name="T8">)</text:span><text:span text:style-name="T5">;</text:span></text:p>
      <text:p text:style-name="Preformatted_20_Text"/>
      <text:p text:style-name="P33"><text:span text:style-name="T5">n</text:span><text:span text:style-name="T12">=</text:span><text:span text:style-name="T10">20</text:span><text:span text:style-name="T5">;</text:span> <text:span text:style-name="T14">//quantidade de bits da sequancia a serem plotados no gráfico</text:span></text:p>
      <text:p text:style-name="P33"><text:span text:style-name="T5">Nshow</text:span><text:span text:style-name="T12">=</text:span><text:span text:style-name="T5">n</text:span><text:span text:style-name="T12">*</text:span><text:span text:style-name="T5">bitResolution;</text:span></text:p>
      <text:p text:style-name="Preformatted_20_Text"/>
      <text:p text:style-name="P31">//eixo de tempo para plotagem</text:p>
      <text:p text:style-name="P33"><text:span text:style-name="T5">timeAxis</text:span><text:span text:style-name="T12">=</text:span><text:span text:style-name="T8">[</text:span><text:span text:style-name="T10">0</text:span><text:span text:style-name="T16">:</text:span><text:span text:style-name="T5">Nshow</text:span><text:span text:style-name="T12">-</text:span><text:span text:style-name="T10">1</text:span><text:span text:style-name="T8">]</text:span><text:span text:style-name="T12">*</text:span><text:span text:style-name="T8">(</text:span><text:span text:style-name="T5">bitTime</text:span><text:span text:style-name="T12">/</text:span><text:span text:style-name="T5">bitResolution</text:span><text:span text:style-name="T8">)</text:span><text:span text:style-name="T5">;</text:span></text:p>
      <text:p text:style-name="Preformatted_20_Text"/>
      <text:p text:style-name="P31">//gera sinalização bipolar NRZ</text:p>
      <text:p text:style-name="P33"><text:span text:style-name="T5">aux</text:span><text:span text:style-name="T12">=</text:span><text:span text:style-name="T10">1</text:span><text:span text:style-name="T5">;</text:span></text:p>
      <text:p text:style-name="P33"><text:span text:style-name="T5">i</text:span><text:span text:style-name="T12">=</text:span><text:span text:style-name="T10">1</text:span><text:span text:style-name="T5">;</text:span></text:p>
      <text:p text:style-name="P33"><text:span text:style-name="T18">while</text:span> <text:span text:style-name="T5">i</text:span><text:span text:style-name="T12">&lt;</text:span> <text:span text:style-name="T5">nx</text:span><text:span text:style-name="T12">+</text:span><text:span text:style-name="T10">1</text:span></text:p>
      <text:p text:style-name="P30"><text:s text:c="4"/><text:span text:style-name="T6">start</text:span><text:span text:style-name="T20"> </text:span><text:span text:style-name="T13">=</text:span><text:span text:style-name="T20"> </text:span><text:span text:style-name="T11">1</text:span><text:span text:style-name="T13">+</text:span><text:span text:style-name="T9">(</text:span><text:span text:style-name="T6">bitResolution</text:span><text:span text:style-name="T13">*</text:span><text:span text:style-name="T9">(</text:span><text:span text:style-name="T6">i</text:span><text:span text:style-name="T13">-</text:span><text:span text:style-name="T11">1</text:span><text:span text:style-name="T9">))</text:span><text:span text:style-name="T6">;</text:span></text:p>
      <text:p text:style-name="P30"><text:s text:c="4"/><text:span text:style-name="T6">fim</text:span><text:span text:style-name="T20"> </text:span><text:span text:style-name="T13">=</text:span><text:span text:style-name="T20"> </text:span><text:span text:style-name="T6">i</text:span><text:span text:style-name="T13">*</text:span><text:span text:style-name="T6">bitResolution;</text:span></text:p>
      <text:p text:style-name="P30"><text:s text:c="4"/><text:span text:style-name="T19">if</text:span><text:span text:style-name="T20"> </text:span><text:span text:style-name="T9">(</text:span><text:span text:style-name="T6">x</text:span><text:span text:style-name="T9">(</text:span><text:span text:style-name="T11">1</text:span><text:span text:style-name="T6">,i</text:span><text:span text:style-name="T9">)</text:span><text:span text:style-name="T13">==</text:span><text:span text:style-name="T11">1</text:span><text:span text:style-name="T9">)</text:span></text:p>
      <text:p text:style-name="P30"><text:s text:c="8"/><text:span text:style-name="T19">if</text:span><text:span text:style-name="T9">(</text:span><text:span text:style-name="T6">aux</text:span><text:span text:style-name="T13">==</text:span><text:span text:style-name="T11">1</text:span><text:span text:style-name="T9">)</text:span></text:p>
      <text:p text:style-name="P30"><text:soft-page-break/><text:s text:c="12"/><text:span text:style-name="T6">pol</text:span><text:span text:style-name="T13">=</text:span><text:span text:style-name="T11">1</text:span><text:span text:style-name="T6">;</text:span></text:p>
      <text:p text:style-name="P30"><text:s text:c="8"/><text:span text:style-name="T19">else</text:span></text:p>
      <text:p text:style-name="P30"><text:s text:c="12"/><text:span text:style-name="T6">pol</text:span><text:span text:style-name="T13">=</text:span><text:span text:style-name="T11">2</text:span><text:span text:style-name="T6">;</text:span></text:p>
      <text:p text:style-name="P30"><text:s text:c="8"/><text:span text:style-name="T19">end</text:span></text:p>
      <text:p text:style-name="P30"><text:s text:c="8"/><text:span text:style-name="T6">y</text:span><text:span text:style-name="T9">(</text:span><text:span text:style-name="T11">1</text:span><text:span text:style-name="T6">,start</text:span><text:span text:style-name="T17">:</text:span><text:span text:style-name="T6">fim</text:span><text:span text:style-name="T9">)</text:span><text:span text:style-name="T20"> </text:span><text:span text:style-name="T13">=</text:span><text:span text:style-name="T20"> </text:span><text:span text:style-name="T6">p</text:span><text:span text:style-name="T9">(</text:span><text:span text:style-name="T6">pol,</text:span><text:span text:style-name="T17">:</text:span><text:span text:style-name="T9">)</text:span><text:span text:style-name="T6">;</text:span></text:p>
      <text:p text:style-name="P30"><text:s text:c="8"/><text:span text:style-name="T6">aux</text:span><text:span text:style-name="T13">=</text:span><text:span text:style-name="T6">aux</text:span><text:span text:style-name="T13">*-</text:span><text:span text:style-name="T11">1</text:span><text:span text:style-name="T6">;</text:span></text:p>
      <text:p text:style-name="P30"><text:s text:c="4"/><text:span text:style-name="T19">else</text:span></text:p>
      <text:p text:style-name="P30"><text:s text:c="8"/><text:span text:style-name="T6">y</text:span><text:span text:style-name="T9">(</text:span><text:span text:style-name="T11">1</text:span><text:span text:style-name="T6">,start</text:span><text:span text:style-name="T17">:</text:span><text:span text:style-name="T6">fim</text:span><text:span text:style-name="T9">)</text:span><text:span text:style-name="T20"> </text:span><text:span text:style-name="T13">=</text:span><text:span text:style-name="T20"> </text:span><text:span text:style-name="T6">p</text:span><text:span text:style-name="T9">(</text:span><text:span text:style-name="T11">3</text:span><text:span text:style-name="T6">,</text:span><text:span text:style-name="T17">:</text:span><text:span text:style-name="T9">)</text:span><text:span text:style-name="T6">;</text:span></text:p>
      <text:p text:style-name="P30"><text:s text:c="4"/><text:span text:style-name="T19">end</text:span></text:p>
      <text:p text:style-name="P30"><text:s text:c="4"/><text:span text:style-name="T6">i</text:span><text:span text:style-name="T13">=</text:span><text:span text:style-name="T6">i</text:span><text:span text:style-name="T13">+</text:span><text:span text:style-name="T11">1</text:span><text:span text:style-name="T6">;</text:span></text:p>
      <text:p text:style-name="P34">end</text:p>
      <text:p text:style-name="Preformatted_20_Text"/>
      <text:p text:style-name="P31">//calcula o espectro de potência</text:p>
      <text:p text:style-name="P33"><text:span text:style-name="T5">sy</text:span><text:span text:style-name="T12">=</text:span><text:span text:style-name="T5">abs</text:span><text:span text:style-name="T8">(</text:span><text:span text:style-name="T5">fft</text:span><text:span text:style-name="T8">(</text:span><text:span text:style-name="T5">y</text:span><text:span text:style-name="T8">))</text:span><text:span text:style-name="T5">;</text:span></text:p>
      <text:p text:style-name="P33"><text:span text:style-name="T5">sy</text:span><text:span text:style-name="T12">=</text:span><text:span text:style-name="T5">fftshift</text:span><text:span text:style-name="T8">(</text:span><text:span text:style-name="T5">sy</text:span><text:span text:style-name="T8">)</text:span><text:span text:style-name="T5">;</text:span></text:p>
      <text:p text:style-name="P33"><text:span text:style-name="T5">sy</text:span><text:span text:style-name="T12">=</text:span><text:span text:style-name="T5">sy</text:span><text:span text:style-name="T12">.*</text:span><text:span text:style-name="T5">sy;</text:span></text:p>
      <text:p text:style-name="Preformatted_20_Text"/>
      <text:p text:style-name="P31">//***Plotagens***//</text:p>
      <text:p text:style-name="P31">//mostra o codigo de linha bipolar NRZ</text:p>
      <text:p text:style-name="P33"><text:span text:style-name="T5">subplot</text:span><text:span text:style-name="T8">(</text:span><text:span text:style-name="T10">2</text:span><text:span text:style-name="T5">,</text:span><text:span text:style-name="T10">1</text:span><text:span text:style-name="T5">,</text:span><text:span text:style-name="T10">1</text:span><text:span text:style-name="T8">)</text:span><text:span text:style-name="T5">;</text:span></text:p>
      <text:p text:style-name="P33"><text:span text:style-name="T5">title</text:span><text:span text:style-name="T8">(</text:span><text:span text:style-name="T10">'Biplolar NRZ'</text:span><text:span text:style-name="T8">)</text:span><text:span text:style-name="T5">;</text:span></text:p>
      <text:p text:style-name="P33"><text:span text:style-name="T5">plot</text:span><text:span text:style-name="T8">(</text:span><text:span text:style-name="T5">timeAxis,y</text:span><text:span text:style-name="T8">(</text:span><text:span text:style-name="T10">1</text:span><text:span text:style-name="T5">,</text:span><text:span text:style-name="T10">1</text:span><text:span text:style-name="T16">:</text:span><text:span text:style-name="T5">Nshow</text:span><text:span text:style-name="T8">)</text:span><text:span text:style-name="T5">,</text:span> <text:span text:style-name="T10">"-o"</text:span><text:span text:style-name="T8">)</text:span><text:span text:style-name="T5">;</text:span></text:p>
      <text:p text:style-name="P33"><text:span text:style-name="T5">xgrid;</text:span></text:p>
      <text:p text:style-name="Preformatted_20_Text"/>
      <text:p text:style-name="P31">//mostra o espectro de potência</text:p>
      <text:p text:style-name="P33"><text:span text:style-name="T5">subplot</text:span><text:span text:style-name="T8">(</text:span><text:span text:style-name="T10">2</text:span><text:span text:style-name="T5">,</text:span><text:span text:style-name="T10">1</text:span><text:span text:style-name="T5">,</text:span><text:span text:style-name="T10">2</text:span><text:span text:style-name="T8">)</text:span><text:span text:style-name="T5">;</text:span></text:p>
      <text:p text:style-name="P33"><text:span text:style-name="T5">title</text:span><text:span text:style-name="T8">(</text:span><text:span text:style-name="T10">'Espectro de Potência'</text:span><text:span text:style-name="T8">)</text:span><text:span text:style-name="T5">;</text:span></text:p>
      <text:p text:style-name="P35"><text:span text:style-name="T5">plot</text:span><text:span text:style-name="T8">(</text:span><text:span text:style-name="T5">sy</text:span><text:span text:style-name="T8">)</text:span><text:span text:style-name="T5">;</text:span></text:p>
      <text:p text:style-name="P28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d" svg:font-family="Monospaced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1T09:26:37.602285372</meta:creation-date>
    <dc:date>2015-08-01T16:26:27.741784022</dc:date>
    <meta:editing-duration>PT6H44M30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13" meta:paragraph-count="471" meta:word-count="2506" meta:character-count="17956" meta:non-whitespace-character-count="15410"/>
  </office:meta>
</office:document-meta>
</file>